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29634.5" table:style-name="ce9">
            <text:p>17.329.635</text:p>
          </table:table-cell>
          <table:table-cell office:value-type="percentage" office:value="1" table:style-name="ce10">
            <text:p>100,0%</text:p>
          </table:table-cell>
          <table:table-cell office:value-type="float" office:value="7488209" table:style-name="ce8">
            <text:p>7.488.209</text:p>
          </table:table-cell>
          <table:table-cell office:value-type="float" office:value="7351647" table:style-name="ce8">
            <text:p>7.351.647</text:p>
          </table:table-cell>
          <table:table-cell office:value-type="float" office:value="4217387" table:style-name="ce8">
            <text:p>4.217.387</text:p>
          </table:table-cell>
          <table:table-cell office:value-type="date" office:date-value="2022-08-31T00:00:00" table:style-name="ce11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5705" table:style-name="ce14">
            <text:p>2.685.705</text:p>
          </table:table-cell>
          <table:table-cell office:value-type="percentage" office:value="0.96841348802727723" table:style-name="ce15">
            <text:p>96,8%</text:p>
          </table:table-cell>
          <table:table-cell office:value-type="float" office:value="1152039" table:style-name="ce13">
            <text:p>1.152.039</text:p>
          </table:table-cell>
          <table:table-cell office:value-type="float" office:value="1131916" table:style-name="ce13">
            <text:p>1.131.916</text:p>
          </table:table-cell>
          <table:table-cell office:value-type="float" office:value="730528" table:style-name="ce13">
            <text:p>730.528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2531.5" table:style-name="ce14">
            <text:p>2.302.532</text:p>
          </table:table-cell>
          <table:table-cell office:value-type="percentage" office:value="0.93854576107173326" table:style-name="ce15">
            <text:p>93,9%</text:p>
          </table:table-cell>
          <table:table-cell office:value-type="float" office:value="929617" table:style-name="ce13">
            <text:p>929.617</text:p>
          </table:table-cell>
          <table:table-cell office:value-type="float" office:value="920529" table:style-name="ce13">
            <text:p>920.529</text:p>
          </table:table-cell>
          <table:table-cell office:value-type="float" office:value="729680" table:style-name="ce13">
            <text:p>729.680</text:p>
          </table:table-cell>
          <table:table-cell office:value-type="date" office:date-value="2022-08-29T00:00:00" table:style-name="ce16">
            <text:p>29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58940.5" table:style-name="ce14">
            <text:p>2.058.941</text:p>
          </table:table-cell>
          <table:table-cell office:value-type="percentage" office:value="0.97136238100584915" table:style-name="ce15">
            <text:p>97,1%</text:p>
          </table:table-cell>
          <table:table-cell office:value-type="float" office:value="929237" table:style-name="ce13">
            <text:p>929.237</text:p>
          </table:table-cell>
          <table:table-cell office:value-type="float" office:value="914206" table:style-name="ce13">
            <text:p>914.206</text:p>
          </table:table-cell>
          <table:table-cell office:value-type="float" office:value="493660" table:style-name="ce13">
            <text:p>493.660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348" table:style-name="ce7">
            <text:p>2.835.348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1858" table:style-name="ce14">
            <text:p>4.461.858</text:p>
          </table:table-cell>
          <table:table-cell office:value-type="float" office:value="4195511" table:style-name="ce14">
            <text:p>4.195.511</text:p>
          </table:table-cell>
          <table:table-cell office:value-type="percentage" office:value="0.94030580982182754" table:style-name="ce15">
            <text:p>94,0%</text:p>
          </table:table-cell>
          <table:table-cell office:value-type="float" office:value="1824116" table:style-name="ce13">
            <text:p>1.824.116</text:p>
          </table:table-cell>
          <table:table-cell office:value-type="float" office:value="1769206" table:style-name="ce13">
            <text:p>1.769.206</text:p>
          </table:table-cell>
          <table:table-cell office:value-type="float" office:value="1023045" table:style-name="ce13">
            <text:p>1.023.045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732" table:style-name="ce14">
            <text:p>1.269.732</text:p>
          </table:table-cell>
          <table:table-cell office:value-type="percentage" office:value="0.97881007076671656" table:style-name="ce15">
            <text:p>97,9%</text:p>
          </table:table-cell>
          <table:table-cell office:value-type="float" office:value="520182" table:style-name="ce13">
            <text:p>520.182</text:p>
          </table:table-cell>
          <table:table-cell office:value-type="float" office:value="517146" table:style-name="ce13">
            <text:p>517.146</text:p>
          </table:table-cell>
          <table:table-cell office:value-type="float" office:value="355760" table:style-name="ce13">
            <text:p>355.760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55008" table:style-name="ce14">
            <text:p>5.355.008</text:p>
          </table:table-cell>
          <table:table-cell office:value-type="percentage" office:value="0.9504948245589746" table:style-name="ce15">
            <text:p>95,0%</text:p>
          </table:table-cell>
          <table:table-cell office:value-type="float" office:value="2152388" table:style-name="ce13">
            <text:p>2.152.388</text:p>
          </table:table-cell>
          <table:table-cell office:value-type="float" office:value="2127040" table:style-name="ce13">
            <text:p>2.127.040</text:p>
          </table:table-cell>
          <table:table-cell office:value-type="float" office:value="1538873" table:style-name="ce13">
            <text:p>1.538.873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40873.5" table:style-name="ce14">
            <text:p>4.040.874</text:p>
          </table:table-cell>
          <table:table-cell office:value-type="percentage" office:value="0.96015813047249055" table:style-name="ce15">
            <text:p>96,0%</text:p>
          </table:table-cell>
          <table:table-cell office:value-type="float" office:value="1768700" table:style-name="ce13">
            <text:p>1.768.700</text:p>
          </table:table-cell>
          <table:table-cell office:value-type="float" office:value="1718168" table:style-name="ce13">
            <text:p>1.718.168</text:p>
          </table:table-cell>
          <table:table-cell office:value-type="float" office:value="1109674" table:style-name="ce13">
            <text:p>1.109.674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91134" table:style-name="ce14">
            <text:p>14.391.134</text:p>
          </table:table-cell>
          <table:table-cell office:value-type="percentage" office:value="0.99977838486892467" table:style-name="ce15">
            <text:p>100,0%</text:p>
          </table:table-cell>
          <table:table-cell office:value-type="float" office:value="6501430" table:style-name="ce13">
            <text:p>6.501.430</text:p>
          </table:table-cell>
          <table:table-cell office:value-type="float" office:value="6367205" table:style-name="ce13">
            <text:p>6.367.205</text:p>
          </table:table-cell>
          <table:table-cell office:value-type="float" office:value="3899270" table:style-name="ce13">
            <text:p>3.899.270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214837.5" table:style-name="ce14">
            <text:p>10.214.838</text:p>
          </table:table-cell>
          <table:table-cell office:value-type="percentage" office:value="0.97295703157183877" table:style-name="ce15">
            <text:p>97,3%</text:p>
          </table:table-cell>
          <table:table-cell office:value-type="float" office:value="4453732" table:style-name="ce13">
            <text:p>4.453.732</text:p>
          </table:table-cell>
          <table:table-cell office:value-type="float" office:value="4392940" table:style-name="ce13">
            <text:p>4.392.940</text:p>
          </table:table-cell>
          <table:table-cell office:value-type="float" office:value="3001353" table:style-name="ce13">
            <text:p>3.001.353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4722" table:style-name="ce14">
            <text:p>2.354.722</text:p>
          </table:table-cell>
          <table:table-cell office:value-type="percentage" office:value="1" table:style-name="ce15">
            <text:p>100,0%</text:p>
          </table:table-cell>
          <table:table-cell office:value-type="float" office:value="970380" table:style-name="ce13">
            <text:p>970.380</text:p>
          </table:table-cell>
          <table:table-cell office:value-type="float" office:value="953121" table:style-name="ce13">
            <text:p>953.121</text:p>
          </table:table-cell>
          <table:table-cell office:value-type="float" office:value="657134" table:style-name="ce13">
            <text:p>657.134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2800" table:style-name="ce7">
            <text:p>252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6174" table:style-name="ce14">
            <text:p>6.056.174</text:p>
          </table:table-cell>
          <table:table-cell office:value-type="float" office:value="6175043.5" table:style-name="ce14">
            <text:p>6.175.044</text:p>
          </table:table-cell>
          <table:table-cell office:value-type="percentage" office:value="1" table:style-name="ce15">
            <text:p>100,0%</text:p>
          </table:table-cell>
          <table:table-cell office:value-type="float" office:value="2482092" table:style-name="ce13">
            <text:p>2.482.092</text:p>
          </table:table-cell>
          <table:table-cell office:value-type="float" office:value="2457827" table:style-name="ce13">
            <text:p>2.457.827</text:p>
          </table:table-cell>
          <table:table-cell office:value-type="float" office:value="1998982" table:style-name="ce13">
            <text:p>1.998.982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8669" table:style-name="ce14">
            <text:p>658.669</text:p>
          </table:table-cell>
          <table:table-cell office:value-type="percentage" office:value="0.95576044355640299" table:style-name="ce15">
            <text:p>95,6%</text:p>
          </table:table-cell>
          <table:table-cell office:value-type="float" office:value="284774" table:style-name="ce13">
            <text:p>284.774</text:p>
          </table:table-cell>
          <table:table-cell office:value-type="float" office:value="286957" table:style-name="ce13">
            <text:p>286.957</text:p>
          </table:table-cell>
          <table:table-cell office:value-type="float" office:value="187534" table:style-name="ce13">
            <text:p>187.534</text:p>
          </table:table-cell>
          <table:table-cell office:value-type="date" office:date-value="2022-08-30T00:00:00" table:style-name="ce16">
            <text:p>3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76154" table:style-name="ce14">
            <text:p>13.476.154</text:p>
          </table:table-cell>
          <table:table-cell office:value-type="percentage" office:value="0.9853110921905337" table:style-name="ce15">
            <text:p>98,5%</text:p>
          </table:table-cell>
          <table:table-cell office:value-type="float" office:value="5777504" table:style-name="ce13">
            <text:p>5.777.504</text:p>
          </table:table-cell>
          <table:table-cell office:value-type="float" office:value="5733208" table:style-name="ce13">
            <text:p>5.733.208</text:p>
          </table:table-cell>
          <table:table-cell office:value-type="float" office:value="3511782" table:style-name="ce13">
            <text:p>3.511.782</text:p>
          </table:table-cell>
          <table:table-cell office:value-type="date" office:date-value="2022-08-30T00:00:00" table:style-name="ce16">
            <text:p>3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9754.5" table:style-name="ce14">
            <text:p>2.849.755</text:p>
          </table:table-cell>
          <table:table-cell office:value-type="percentage" office:value="0.97153978457232371" table:style-name="ce15">
            <text:p>97,2%</text:p>
          </table:table-cell>
          <table:table-cell office:value-type="float" office:value="1301481" table:style-name="ce13">
            <text:p>1.301.481</text:p>
          </table:table-cell>
          <table:table-cell office:value-type="float" office:value="1282477" table:style-name="ce13">
            <text:p>1.282.477</text:p>
          </table:table-cell>
          <table:table-cell office:value-type="float" office:value="714117" table:style-name="ce13">
            <text:p>714.117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031" table:style-name="ce7">
            <text:p>896.031</text:p>
          </table:table-cell>
          <table:table-cell office:value-type="float" office:value="77820" table:style-name="ce7">
            <text:p>77.82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471" table:style-name="ce14">
            <text:p>1.406.471</text:p>
          </table:table-cell>
          <table:table-cell office:value-type="float" office:value="1335663" table:style-name="ce14">
            <text:p>1.335.663</text:p>
          </table:table-cell>
          <table:table-cell office:value-type="percentage" office:value="0.94965555635345489" table:style-name="ce15">
            <text:p>95,0%</text:p>
          </table:table-cell>
          <table:table-cell office:value-type="float" office:value="568821" table:style-name="ce13">
            <text:p>568.821</text:p>
          </table:table-cell>
          <table:table-cell office:value-type="float" office:value="563464" table:style-name="ce13">
            <text:p>563.464</text:p>
          </table:table-cell>
          <table:table-cell office:value-type="float" office:value="370304" table:style-name="ce13">
            <text:p>370.304</text:p>
          </table:table-cell>
          <table:table-cell office:value-type="date" office:date-value="2022-08-28T00:00:00" table:style-name="ce16">
            <text:p>28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50512.5" table:style-name="ce14">
            <text:p>4.450.513</text:p>
          </table:table-cell>
          <table:table-cell office:value-type="percentage" office:value="0.98464125463806651" table:style-name="ce15">
            <text:p>98,5%</text:p>
          </table:table-cell>
          <table:table-cell office:value-type="float" office:value="1949801" table:style-name="ce13">
            <text:p>1.949.801</text:p>
          </table:table-cell>
          <table:table-cell office:value-type="float" office:value="1914230" table:style-name="ce13">
            <text:p>1.914.230</text:p>
          </table:table-cell>
          <table:table-cell office:value-type="float" office:value="1227539" table:style-name="ce13">
            <text:p>1.227.539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076" table:style-name="ce14">
            <text:p>160.076</text:p>
          </table:table-cell>
          <table:table-cell office:value-type="percentage" office:value="0.91686283943616798" table:style-name="ce15">
            <text:p>91,7%</text:p>
          </table:table-cell>
          <table:table-cell office:value-type="float" office:value="68520" table:style-name="ce13">
            <text:p>68.520</text:p>
          </table:table-cell>
          <table:table-cell office:value-type="float" office:value="65664" table:style-name="ce13">
            <text:p>65.664</text:p>
          </table:table-cell>
          <table:table-cell office:value-type="float" office:value="43765" table:style-name="ce13">
            <text:p>43.765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141.5" table:style-name="ce14">
            <text:p>151.142</text:p>
          </table:table-cell>
          <table:table-cell office:value-type="percentage" office:value="0.9539352436253471" table:style-name="ce15">
            <text:p>95,4%</text:p>
          </table:table-cell>
          <table:table-cell office:value-type="float" office:value="66591" table:style-name="ce13">
            <text:p>66.591</text:p>
          </table:table-cell>
          <table:table-cell office:value-type="float" office:value="63348" table:style-name="ce13">
            <text:p>63.348</text:p>
          </table:table-cell>
          <table:table-cell office:value-type="float" office:value="36878" table:style-name="ce13">
            <text:p>36.878</text:p>
          </table:table-cell>
          <table:table-cell office:value-type="date" office:date-value="2022-08-31T00:00:00" table:style-name="ce17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09" table:style-name="ce14">
            <text:p>207.709</text:p>
          </table:table-cell>
          <table:table-cell office:value-type="percentage" office:value="0.93019579392376039" table:style-name="ce15">
            <text:p>93,0%</text:p>
          </table:table-cell>
          <table:table-cell office:value-type="float" office:value="95152" table:style-name="ce13">
            <text:p>95.152</text:p>
          </table:table-cell>
          <table:table-cell office:value-type="float" office:value="94778" table:style-name="ce13">
            <text:p>94.778</text:p>
          </table:table-cell>
          <table:table-cell office:value-type="float" office:value="51208" table:style-name="ce13">
            <text:p>51.208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6" table:style-name="ce14">
            <text:p>13.446</text:p>
          </table:table-cell>
          <table:table-cell office:value-type="percentage" office:value="1" table:style-name="ce15">
            <text:p>100,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100" table:style-name="ce13">
            <text:p>4.100</text:p>
          </table:table-cell>
          <table:table-cell office:value-type="date" office:date-value="2022-08-16T00:00:00" table:style-name="ce17">
            <text:p>16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80287" table:style-name="ce19">
            <text:p>63.880.287</text:p>
          </table:table-cell>
          <table:table-cell office:value-type="float" office:value="5030660" table:style-name="ce19">
            <text:p>5.030.660</text:p>
          </table:table-cell>
          <table:table-cell office:value-type="float" office:value="17173490" table:style-name="ce20">
            <text:p>17.173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81942" table:style-name="ce23">
            <text:p>97.081.942</text:p>
          </table:table-cell>
          <table:table-cell office:value-type="float" office:value="95676798.5" table:style-name="ce23">
            <text:p>95.676.799</text:p>
          </table:table-cell>
          <table:table-cell office:value-type="percentage" office:value="0.98552621145547337" table:style-name="ce24">
            <text:p>98,6%</text:p>
          </table:table-cell>
          <table:table-cell office:value-type="float" office:value="41292888" table:style-name="ce23">
            <text:p>41.292.888</text:p>
          </table:table-cell>
          <table:table-cell office:value-type="float" office:value="40633204" table:style-name="ce23">
            <text:p>40.633.204</text:p>
          </table:table-cell>
          <table:table-cell office:value-type="float" office:value="25902573" table:style-name="ce23">
            <text:p>25.902.57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861" table:style-name="ce31">
            <text:p>7.046.861</text:p>
          </table:table-cell>
          <table:table-cell office:value-type="percentage" office:value="0.93857968927831026" table:style-name="ce32">
            <text:p>93,9%</text:p>
          </table:table-cell>
          <table:table-cell office:value-type="float" office:value="7037257" table:style-name="ce31">
            <text:p>7.037.257</text:p>
          </table:table-cell>
          <table:table-cell office:value-type="percentage" office:value="0.93730052124365926" table:style-name="ce32">
            <text:p>93,7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358" table:style-name="ce31">
            <text:p>1.098.358</text:p>
          </table:table-cell>
          <table:table-cell office:value-type="percentage" office:value="0.92344931259920904" table:style-name="ce32">
            <text:p>92,3%</text:p>
          </table:table-cell>
          <table:table-cell office:value-type="float" office:value="1092370" table:style-name="ce31">
            <text:p>1.092.370</text:p>
          </table:table-cell>
          <table:table-cell office:value-type="percentage" office:value="0.91841487529930854" table:style-name="ce32">
            <text:p>91,8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47" table:style-name="ce31">
            <text:p>886.147</text:p>
          </table:table-cell>
          <table:table-cell office:value-type="percentage" office:value="0.95238847564665152" table:style-name="ce32">
            <text:p>95,2%</text:p>
          </table:table-cell>
          <table:table-cell office:value-type="float" office:value="886910" table:style-name="ce31">
            <text:p>886.910</text:p>
          </table:table-cell>
          <table:table-cell office:value-type="percentage" office:value="0.95320851160786157" table:style-name="ce32">
            <text:p>95,3%</text:p>
          </table:table-cell>
          <table:table-cell office:value-type="date" office:date-value="2022-08-29T00:00:00" table:style-name="ce33">
            <text:p>29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702" table:style-name="ce31">
            <text:p>897.702</text:p>
          </table:table-cell>
          <table:table-cell office:value-type="percentage" office:value="0.82875994634352146" table:style-name="ce32">
            <text:p>82,9%</text:p>
          </table:table-cell>
          <table:table-cell office:value-type="float" office:value="892161" table:style-name="ce31">
            <text:p>892.161</text:p>
          </table:table-cell>
          <table:table-cell office:value-type="percentage" office:value="0.82364448613212682" table:style-name="ce32">
            <text:p>82,4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069" table:style-name="ce31">
            <text:p>1.748.069</text:p>
          </table:table-cell>
          <table:table-cell office:value-type="percentage" office:value="0.85963010809372742" table:style-name="ce32">
            <text:p>86,0%</text:p>
          </table:table-cell>
          <table:table-cell office:value-type="float" office:value="1715688" table:style-name="ce31">
            <text:p>1.715.688</text:p>
          </table:table-cell>
          <table:table-cell office:value-type="percentage" office:value="0.84370643315287386" table:style-name="ce32">
            <text:p>84,4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72" table:style-name="ce31">
            <text:p>495.072</text:p>
          </table:table-cell>
          <table:table-cell office:value-type="percentage" office:value="0.93930505329543768" table:style-name="ce32">
            <text:p>93,9%</text:p>
          </table:table-cell>
          <table:table-cell office:value-type="float" office:value="497020" table:style-name="ce31">
            <text:p>497.020</text:p>
          </table:table-cell>
          <table:table-cell office:value-type="percentage" office:value="0.94300101316353668" table:style-name="ce32">
            <text:p>94,3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469" table:style-name="ce31">
            <text:p>2.049.469</text:p>
          </table:table-cell>
          <table:table-cell office:value-type="percentage" office:value="0.94352136985077917" table:style-name="ce32">
            <text:p>94,4%</text:p>
          </table:table-cell>
          <table:table-cell office:value-type="float" office:value="2041712" table:style-name="ce31">
            <text:p>2.041.712</text:p>
          </table:table-cell>
          <table:table-cell office:value-type="percentage" office:value="0.9399502520315135" table:style-name="ce32">
            <text:p>94,0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461" table:style-name="ce31">
            <text:p>1.664.461</text:p>
          </table:table-cell>
          <table:table-cell office:value-type="percentage" office:value="0.91651202974315038" table:style-name="ce32">
            <text:p>91,7%</text:p>
          </table:table-cell>
          <table:table-cell office:value-type="float" office:value="1642385" table:style-name="ce31">
            <text:p>1.642.385</text:p>
          </table:table-cell>
          <table:table-cell office:value-type="percentage" office:value="0.90435619096494546" table:style-name="ce32">
            <text:p>90,4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8811" table:style-name="ce31">
            <text:p>6.258.811</text:p>
          </table:table-cell>
          <table:table-cell office:value-type="percentage" office:value="0.92279990575626913" table:style-name="ce32">
            <text:p>92,3%</text:p>
          </table:table-cell>
          <table:table-cell office:value-type="float" office:value="6192009" table:style-name="ce31">
            <text:p>6.192.009</text:p>
          </table:table-cell>
          <table:table-cell office:value-type="percentage" office:value="0.91295061021046486" table:style-name="ce32">
            <text:p>91,3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135" table:style-name="ce31">
            <text:p>4.198.135</text:p>
          </table:table-cell>
          <table:table-cell office:value-type="percentage" office:value="0.93457495571040772" table:style-name="ce32">
            <text:p>93,5%</text:p>
          </table:table-cell>
          <table:table-cell office:value-type="float" office:value="4221920" table:style-name="ce31">
            <text:p>4.221.920</text:p>
          </table:table-cell>
          <table:table-cell office:value-type="percentage" office:value="0.93986989389642894" table:style-name="ce32">
            <text:p>94,0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14" table:style-name="ce31">
            <text:p>910.314</text:p>
          </table:table-cell>
          <table:table-cell office:value-type="percentage" office:value="0.95833622840539434" table:style-name="ce32">
            <text:p>95,8%</text:p>
          </table:table-cell>
          <table:table-cell office:value-type="float" office:value="907813" table:style-name="ce31">
            <text:p>907.813</text:p>
          </table:table-cell>
          <table:table-cell office:value-type="percentage" office:value="0.95570329196012171" table:style-name="ce32">
            <text:p>95,6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609" table:style-name="ce31">
            <text:p>2.342.609</text:p>
          </table:table-cell>
          <table:table-cell office:value-type="percentage" office:value="0.95378170591341571" table:style-name="ce32">
            <text:p>95,4%</text:p>
          </table:table-cell>
          <table:table-cell office:value-type="float" office:value="2349348" table:style-name="ce31">
            <text:p>2.349.348</text:p>
          </table:table-cell>
          <table:table-cell office:value-type="percentage" office:value="0.95652545654194587" table:style-name="ce32">
            <text:p>95,7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55" table:style-name="ce31">
            <text:p>269.455</text:p>
          </table:table-cell>
          <table:table-cell office:value-type="percentage" office:value="0.95728278130873001" table:style-name="ce32">
            <text:p>95,7%</text:p>
          </table:table-cell>
          <table:table-cell office:value-type="float" office:value="274192" table:style-name="ce31">
            <text:p>274.192</text:p>
          </table:table-cell>
          <table:table-cell office:value-type="percentage" office:value="0.97411174545880863" table:style-name="ce32">
            <text:p>97,4%</text:p>
          </table:table-cell>
          <table:table-cell office:value-type="date" office:date-value="2022-08-30T00:00:00" table:style-name="ce33">
            <text:p>3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3062" table:style-name="ce31">
            <text:p>5.523.062</text:p>
          </table:table-cell>
          <table:table-cell office:value-type="percentage" office:value="0.92499532734384782" table:style-name="ce32">
            <text:p>92,5%</text:p>
          </table:table-cell>
          <table:table-cell office:value-type="float" office:value="5532730" table:style-name="ce31">
            <text:p>5.532.730</text:p>
          </table:table-cell>
          <table:table-cell office:value-type="percentage" office:value="0.92661451156172558" table:style-name="ce32">
            <text:p>92,7%</text:p>
          </table:table-cell>
          <table:table-cell office:value-type="date" office:date-value="2022-08-30T00:00:00" table:style-name="ce33">
            <text:p>3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695" table:style-name="ce31">
            <text:p>1.232.695</text:p>
          </table:table-cell>
          <table:table-cell office:value-type="percentage" office:value="0.93555092766166725" table:style-name="ce32">
            <text:p>93,6%</text:p>
          </table:table-cell>
          <table:table-cell office:value-type="float" office:value="1238129" table:style-name="ce31">
            <text:p>1.238.129</text:p>
          </table:table-cell>
          <table:table-cell office:value-type="percentage" office:value="0.93967504899006837" table:style-name="ce32">
            <text:p>94,0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258" table:style-name="ce31">
            <text:p>540.258</text:p>
          </table:table-cell>
          <table:table-cell office:value-type="percentage" office:value="0.9311999503597197" table:style-name="ce32">
            <text:p>93,1%</text:p>
          </table:table-cell>
          <table:table-cell office:value-type="float" office:value="541157" table:style-name="ce31">
            <text:p>541.157</text:p>
          </table:table-cell>
          <table:table-cell office:value-type="percentage" office:value="0.9327494854991778" table:style-name="ce32">
            <text:p>93,3%</text:p>
          </table:table-cell>
          <table:table-cell office:value-type="date" office:date-value="2022-08-28T00:00:00" table:style-name="ce33">
            <text:p>28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836" table:style-name="ce31">
            <text:p>1.865.836</text:p>
          </table:table-cell>
          <table:table-cell office:value-type="percentage" office:value="0.95426832230918457" table:style-name="ce32">
            <text:p>95,4%</text:p>
          </table:table-cell>
          <table:table-cell office:value-type="float" office:value="1854672" table:style-name="ce31">
            <text:p>1.854.672</text:p>
          </table:table-cell>
          <table:table-cell office:value-type="percentage" office:value="0.94855857528411924" table:style-name="ce32">
            <text:p>94,9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03" table:style-name="ce31">
            <text:p>65.503</text:p>
          </table:table-cell>
          <table:table-cell office:value-type="percentage" office:value="0.92220079122611887" table:style-name="ce32">
            <text:p>92,2%</text:p>
          </table:table-cell>
          <table:table-cell office:value-type="float" office:value="63760" table:style-name="ce31">
            <text:p>63.760</text:p>
          </table:table-cell>
          <table:table-cell office:value-type="percentage" office:value="0.89766151853468301" table:style-name="ce32">
            <text:p>89,8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03" table:style-name="ce31">
            <text:p>63.103</text:p>
          </table:table-cell>
          <table:table-cell office:value-type="percentage" office:value="0.92436937860721291" table:style-name="ce32">
            <text:p>92,4%</text:p>
          </table:table-cell>
          <table:table-cell office:value-type="float" office:value="61502" table:style-name="ce31">
            <text:p>61.502</text:p>
          </table:table-cell>
          <table:table-cell office:value-type="percentage" office:value="0.90091700114258932" table:style-name="ce32">
            <text:p>90,1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2" table:style-name="ce31">
            <text:p>95.152</text:p>
          </table:table-cell>
          <table:table-cell office:value-type="string" table:style-name="ce32">
            <text:p>-</text:p>
          </table:table-cell>
          <table:table-cell office:value-type="float" office:value="94778" table:style-name="ce31">
            <text:p>94.778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2" table:style-name="ce31">
            <text:p>8.122</text:p>
          </table:table-cell>
          <table:table-cell office:value-type="string" table:style-name="ce32">
            <text:p>-</text:p>
          </table:table-cell>
          <table:table-cell office:value-type="float" office:value="8127" table:style-name="ce31">
            <text:p>8.127</text:p>
          </table:table-cell>
          <table:table-cell office:value-type="string" table:style-name="ce32">
            <text:p>-</text:p>
          </table:table-cell>
          <table:table-cell office:value-type="date" office:date-value="2022-08-16T00:00:00" table:style-name="ce33">
            <text:p>16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59194" table:style-name="ce36">
            <text:p>39.259.194</text:p>
          </table:table-cell>
          <table:table-cell office:value-type="percentage" office:value="0.93064272345122978" table:style-name="ce37">
            <text:p>93,1%</text:p>
          </table:table-cell>
          <table:table-cell office:value-type="float" office:value="39145640" table:style-name="ce36">
            <text:p>39.145.640</text:p>
          </table:table-cell>
          <table:table-cell office:value-type="percentage" office:value="0.92795091567191612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0" table:style-name="ce46">
            <text:p>435.660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4" table:style-name="ce46">
            <text:p>656.754</text:p>
          </table:table-cell>
          <table:table-cell office:value-type="percentage" office:value="1" table:style-name="ce47">
            <text:p>100,0%</text:p>
          </table:table-cell>
          <table:table-cell office:value-type="float" office:value="937924" table:style-name="ce46">
            <text:p>937.924</text:p>
          </table:table-cell>
          <table:table-cell office:value-type="percentage" office:value="0.97880986695247174" table:style-name="ce47">
            <text:p>97,9%</text:p>
          </table:table-cell>
          <table:table-cell office:value-type="float" office:value="1230203" table:style-name="ce46">
            <text:p>1.230.203</text:p>
          </table:table-cell>
          <table:table-cell office:value-type="percentage" office:value="0.95542994631059086" table:style-name="ce47">
            <text:p>95,5%</text:p>
          </table:table-cell>
          <table:table-cell office:value-type="float" office:value="1278366" table:style-name="ce46">
            <text:p>1.278.366</text:p>
          </table:table-cell>
          <table:table-cell office:value-type="percentage" office:value="0.92345066515643603" table:style-name="ce47">
            <text:p>92,3%</text:p>
          </table:table-cell>
          <table:table-cell office:value-type="float" office:value="969901" table:style-name="ce46">
            <text:p>969.901</text:p>
          </table:table-cell>
          <table:table-cell office:value-type="percentage" office:value="0.88030928330971991" table:style-name="ce47">
            <text:p>88,0%</text:p>
          </table:table-cell>
          <table:table-cell office:value-type="float" office:value="814099" table:style-name="ce46">
            <text:p>814.099</text:p>
          </table:table-cell>
          <table:table-cell office:value-type="percentage" office:value="0.87905026605853287" table:style-name="ce47">
            <text:p>87,9%</text:p>
          </table:table-cell>
          <table:table-cell office:value-type="float" office:value="723954" table:style-name="ce46">
            <text:p>723.954</text:p>
          </table:table-cell>
          <table:table-cell office:value-type="percentage" office:value="0.93673772006324674" table:style-name="ce47">
            <text:p>93,7%</text:p>
          </table:table-cell>
          <table:table-cell office:value-type="float" office:value="7046861" table:style-name="ce46">
            <text:p>7.046.861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57968927831026" table:style-name="ce47">
            <text:p>93,9%</text:p>
          </table:table-cell>
          <table:table-cell office:value-type="percentage" office:value="0.82882629318917644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48" table:style-name="ce49">
            <text:p>101.748</text:p>
          </table:table-cell>
          <table:table-cell office:value-type="percentage" office:value="1" table:style-name="ce50">
            <text:p>100,0%</text:p>
          </table:table-cell>
          <table:table-cell office:value-type="float" office:value="119918" table:style-name="ce49">
            <text:p>119.918</text:p>
          </table:table-cell>
          <table:table-cell office:value-type="percentage" office:value="1" table:style-name="ce50">
            <text:p>100,0%</text:p>
          </table:table-cell>
          <table:table-cell office:value-type="float" office:value="156128" table:style-name="ce49">
            <text:p>156.128</text:p>
          </table:table-cell>
          <table:table-cell office:value-type="percentage" office:value="0.96787551918665926" table:style-name="ce50">
            <text:p>96,8%</text:p>
          </table:table-cell>
          <table:table-cell office:value-type="float" office:value="188700" table:style-name="ce49">
            <text:p>188.700</text:p>
          </table:table-cell>
          <table:table-cell office:value-type="percentage" office:value="0.93894611135990447" table:style-name="ce50">
            <text:p>93,9%</text:p>
          </table:table-cell>
          <table:table-cell office:value-type="float" office:value="192603" table:style-name="ce49">
            <text:p>192.603</text:p>
          </table:table-cell>
          <table:table-cell office:value-type="percentage" office:value="0.90154327199876427" table:style-name="ce50">
            <text:p>90,2%</text:p>
          </table:table-cell>
          <table:table-cell office:value-type="float" office:value="132314" table:style-name="ce49">
            <text:p>132.314</text:p>
          </table:table-cell>
          <table:table-cell office:value-type="percentage" office:value="0.83595951427235626" table:style-name="ce50">
            <text:p>83,6%</text:p>
          </table:table-cell>
          <table:table-cell office:value-type="float" office:value="111137" table:style-name="ce49">
            <text:p>111.137</text:p>
          </table:table-cell>
          <table:table-cell office:value-type="percentage" office:value="0.84968424593648217" table:style-name="ce50">
            <text:p>85,0%</text:p>
          </table:table-cell>
          <table:table-cell office:value-type="float" office:value="95810" table:style-name="ce49">
            <text:p>95.810</text:p>
          </table:table-cell>
          <table:table-cell office:value-type="percentage" office:value="0.89511103637060085" table:style-name="ce50">
            <text:p>89,5%</text:p>
          </table:table-cell>
          <table:table-cell office:value-type="float" office:value="1098358" table:style-name="ce49">
            <text:p>1.098.358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44931259920904" table:style-name="ce50">
            <text:p>92,3%</text:p>
          </table:table-cell>
          <table:table-cell office:value-type="percentage" office:value="0.82513017106479969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6" table:style-name="ce49">
            <text:p>89.316</text:p>
          </table:table-cell>
          <table:table-cell office:value-type="percentage" office:value="1" table:style-name="ce50">
            <text:p>100,0%</text:p>
          </table:table-cell>
          <table:table-cell office:value-type="float" office:value="114859" table:style-name="ce49">
            <text:p>114.859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6" table:style-name="ce49">
            <text:p>149.266</text:p>
          </table:table-cell>
          <table:table-cell office:value-type="percentage" office:value="0.98207776827422855" table:style-name="ce50">
            <text:p>98,2%</text:p>
          </table:table-cell>
          <table:table-cell office:value-type="float" office:value="154547" table:style-name="ce49">
            <text:p>154.547</text:p>
          </table:table-cell>
          <table:table-cell office:value-type="percentage" office:value="0.95350530283866908" table:style-name="ce50">
            <text:p>95,4%</text:p>
          </table:table-cell>
          <table:table-cell office:value-type="float" office:value="152695" table:style-name="ce49">
            <text:p>152.695</text:p>
          </table:table-cell>
          <table:table-cell office:value-type="percentage" office:value="0.92029291224686594" table:style-name="ce50">
            <text:p>92,0%</text:p>
          </table:table-cell>
          <table:table-cell office:value-type="float" office:value="93262" table:style-name="ce49">
            <text:p>93.262</text:p>
          </table:table-cell>
          <table:table-cell office:value-type="percentage" office:value="0.85883728854140762" table:style-name="ce50">
            <text:p>85,9%</text:p>
          </table:table-cell>
          <table:table-cell office:value-type="float" office:value="69031" table:style-name="ce49">
            <text:p>69.031</text:p>
          </table:table-cell>
          <table:table-cell office:value-type="percentage" office:value="0.87114156634108175" table:style-name="ce50">
            <text:p>87,1%</text:p>
          </table:table-cell>
          <table:table-cell office:value-type="float" office:value="63171" table:style-name="ce49">
            <text:p>63.171</text:p>
          </table:table-cell>
          <table:table-cell office:value-type="percentage" office:value="0.96804891504229496" table:style-name="ce50">
            <text:p>96,8%</text:p>
          </table:table-cell>
          <table:table-cell office:value-type="float" office:value="886147" table:style-name="ce49">
            <text:p>886.147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38847564665152" table:style-name="ce50">
            <text:p>95,2%</text:p>
          </table:table-cell>
          <table:table-cell office:value-type="percentage" office:value="0.87487079038275661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3" table:style-name="ce49">
            <text:p>51.873</text:p>
          </table:table-cell>
          <table:table-cell office:value-type="percentage" office:value="0.96718438274942664" table:style-name="ce50">
            <text:p>96,7%</text:p>
          </table:table-cell>
          <table:table-cell office:value-type="float" office:value="79968" table:style-name="ce49">
            <text:p>79.968</text:p>
          </table:table-cell>
          <table:table-cell office:value-type="percentage" office:value="0.91670678863745791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09" table:style-name="ce49">
            <text:p>153.809</text:p>
          </table:table-cell>
          <table:table-cell office:value-type="percentage" office:value="0.8664905243707326" table:style-name="ce50">
            <text:p>86,6%</text:p>
          </table:table-cell>
          <table:table-cell office:value-type="float" office:value="174076" table:style-name="ce49">
            <text:p>174.076</text:p>
          </table:table-cell>
          <table:table-cell office:value-type="percentage" office:value="0.80358964652876197" table:style-name="ce50">
            <text:p>80,4%</text:p>
          </table:table-cell>
          <table:table-cell office:value-type="float" office:value="135715" table:style-name="ce49">
            <text:p>135.715</text:p>
          </table:table-cell>
          <table:table-cell office:value-type="percentage" office:value="0.7373931658761077" table:style-name="ce50">
            <text:p>73,7%</text:p>
          </table:table-cell>
          <table:table-cell office:value-type="float" office:value="105126" table:style-name="ce49">
            <text:p>105.126</text:p>
          </table:table-cell>
          <table:table-cell office:value-type="percentage" office:value="0.76615189522858618" table:style-name="ce50">
            <text:p>76,6%</text:p>
          </table:table-cell>
          <table:table-cell office:value-type="float" office:value="84879" table:style-name="ce49">
            <text:p>84.879</text:p>
          </table:table-cell>
          <table:table-cell office:value-type="percentage" office:value="0.85274674489631896" table:style-name="ce50">
            <text:p>85,3%</text:p>
          </table:table-cell>
          <table:table-cell office:value-type="float" office:value="897702" table:style-name="ce49">
            <text:p>897.702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75994634352146" table:style-name="ce50">
            <text:p>82,9%</text:p>
          </table:table-cell>
          <table:table-cell office:value-type="percentage" office:value="0.73595704125760897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0" table:style-name="ce49">
            <text:p>94.910</text:p>
          </table:table-cell>
          <table:table-cell office:value-type="percentage" office:value="0.94567665052509919" table:style-name="ce50">
            <text:p>94,6%</text:p>
          </table:table-cell>
          <table:table-cell office:value-type="float" office:value="156303" table:style-name="ce49">
            <text:p>156.303</text:p>
          </table:table-cell>
          <table:table-cell office:value-type="percentage" office:value="0.93345317296322394" table:style-name="ce50">
            <text:p>93,3%</text:p>
          </table:table-cell>
          <table:table-cell office:value-type="float" office:value="229641" table:style-name="ce49">
            <text:p>229.641</text:p>
          </table:table-cell>
          <table:table-cell office:value-type="percentage" office:value="0.91288585001291966" table:style-name="ce50">
            <text:p>91,3%</text:p>
          </table:table-cell>
          <table:table-cell office:value-type="float" office:value="326270" table:style-name="ce49">
            <text:p>326.270</text:p>
          </table:table-cell>
          <table:table-cell office:value-type="percentage" office:value="0.88600857576572245" table:style-name="ce50">
            <text:p>88,6%</text:p>
          </table:table-cell>
          <table:table-cell office:value-type="float" office:value="325507" table:style-name="ce49">
            <text:p>325.507</text:p>
          </table:table-cell>
          <table:table-cell office:value-type="percentage" office:value="0.82593978762005049" table:style-name="ce50">
            <text:p>82,6%</text:p>
          </table:table-cell>
          <table:table-cell office:value-type="float" office:value="240153" table:style-name="ce49">
            <text:p>240.153</text:p>
          </table:table-cell>
          <table:table-cell office:value-type="percentage" office:value="0.76760041168310633" table:style-name="ce50">
            <text:p>76,8%</text:p>
          </table:table-cell>
          <table:table-cell office:value-type="float" office:value="202071" table:style-name="ce49">
            <text:p>202.071</text:p>
          </table:table-cell>
          <table:table-cell office:value-type="percentage" office:value="0.7934590118230973" table:style-name="ce50">
            <text:p>79,3%</text:p>
          </table:table-cell>
          <table:table-cell office:value-type="float" office:value="173214" table:style-name="ce49">
            <text:p>173.214</text:p>
          </table:table-cell>
          <table:table-cell office:value-type="percentage" office:value="0.94002659213632545" table:style-name="ce50">
            <text:p>94,0%</text:p>
          </table:table-cell>
          <table:table-cell office:value-type="float" office:value="1748069" table:style-name="ce49">
            <text:p>1.748.069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63010809372742" table:style-name="ce50">
            <text:p>86,0%</text:p>
          </table:table-cell>
          <table:table-cell office:value-type="percentage" office:value="0.77886880455041041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4" table:style-name="ce49">
            <text:p>42.604</text:p>
          </table:table-cell>
          <table:table-cell office:value-type="percentage" office:value="1" table:style-name="ce50">
            <text:p>100,0%</text:p>
          </table:table-cell>
          <table:table-cell office:value-type="float" office:value="56236" table:style-name="ce49">
            <text:p>56.236</text:p>
          </table:table-cell>
          <table:table-cell office:value-type="percentage" office:value="1" table:style-name="ce50">
            <text:p>100,0%</text:p>
          </table:table-cell>
          <table:table-cell office:value-type="float" office:value="77321" table:style-name="ce49">
            <text:p>77.321</text:p>
          </table:table-cell>
          <table:table-cell office:value-type="percentage" office:value="0.97557313549591829" table:style-name="ce50">
            <text:p>97,6%</text:p>
          </table:table-cell>
          <table:table-cell office:value-type="float" office:value="85263" table:style-name="ce49">
            <text:p>85.263</text:p>
          </table:table-cell>
          <table:table-cell office:value-type="percentage" office:value="0.93726503242827308" table:style-name="ce50">
            <text:p>93,7%</text:p>
          </table:table-cell>
          <table:table-cell office:value-type="float" office:value="89581" table:style-name="ce49">
            <text:p>89.581</text:p>
          </table:table-cell>
          <table:table-cell office:value-type="percentage" office:value="0.91985500996036396" table:style-name="ce50">
            <text:p>92,0%</text:p>
          </table:table-cell>
          <table:table-cell office:value-type="float" office:value="57037" table:style-name="ce49">
            <text:p>57.037</text:p>
          </table:table-cell>
          <table:table-cell office:value-type="percentage" office:value="0.84929569075910538" table:style-name="ce50">
            <text:p>84,9%</text:p>
          </table:table-cell>
          <table:table-cell office:value-type="float" office:value="43633" table:style-name="ce49">
            <text:p>43.633</text:p>
          </table:table-cell>
          <table:table-cell office:value-type="percentage" office:value="0.85768482299058435" table:style-name="ce50">
            <text:p>85,8%</text:p>
          </table:table-cell>
          <table:table-cell office:value-type="float" office:value="43397" table:style-name="ce49">
            <text:p>43.397</text:p>
          </table:table-cell>
          <table:table-cell office:value-type="percentage" office:value="0.95835081597950666" table:style-name="ce50">
            <text:p>95,8%</text:p>
          </table:table-cell>
          <table:table-cell office:value-type="float" office:value="495072" table:style-name="ce49">
            <text:p>495.072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30505329543768" table:style-name="ce50">
            <text:p>93,9%</text:p>
          </table:table-cell>
          <table:table-cell office:value-type="percentage" office:value="0.84822712047356741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92" table:style-name="ce49">
            <text:p>230.092</text:p>
          </table:table-cell>
          <table:table-cell office:value-type="percentage" office:value="1" table:style-name="ce50">
            <text:p>100,0%</text:p>
          </table:table-cell>
          <table:table-cell office:value-type="float" office:value="252388" table:style-name="ce49">
            <text:p>252.388</text:p>
          </table:table-cell>
          <table:table-cell office:value-type="percentage" office:value="1" table:style-name="ce50">
            <text:p>100,0%</text:p>
          </table:table-cell>
          <table:table-cell office:value-type="float" office:value="324747" table:style-name="ce49">
            <text:p>324.747</text:p>
          </table:table-cell>
          <table:table-cell office:value-type="percentage" office:value="0.99237264051484675" table:style-name="ce50">
            <text:p>99,2%</text:p>
          </table:table-cell>
          <table:table-cell office:value-type="float" office:value="358062" table:style-name="ce49">
            <text:p>358.062</text:p>
          </table:table-cell>
          <table:table-cell office:value-type="percentage" office:value="0.93929481142593318" table:style-name="ce50">
            <text:p>93,9%</text:p>
          </table:table-cell>
          <table:table-cell office:value-type="float" office:value="326513" table:style-name="ce49">
            <text:p>326.513</text:p>
          </table:table-cell>
          <table:table-cell office:value-type="percentage" office:value="0.90647192408704003" table:style-name="ce50">
            <text:p>90,6%</text:p>
          </table:table-cell>
          <table:table-cell office:value-type="float" office:value="219377" table:style-name="ce49">
            <text:p>219.377</text:p>
          </table:table-cell>
          <table:table-cell office:value-type="percentage" office:value="0.84733605765888254" table:style-name="ce50">
            <text:p>84,7%</text:p>
          </table:table-cell>
          <table:table-cell office:value-type="float" office:value="181614" table:style-name="ce49">
            <text:p>181.614</text:p>
          </table:table-cell>
          <table:table-cell office:value-type="percentage" office:value="0.8575637811114416" table:style-name="ce50">
            <text:p>85,8%</text:p>
          </table:table-cell>
          <table:table-cell office:value-type="float" office:value="156676" table:style-name="ce49">
            <text:p>156.676</text:p>
          </table:table-cell>
          <table:table-cell office:value-type="percentage" office:value="0.93149740187160368" table:style-name="ce50">
            <text:p>93,1%</text:p>
          </table:table-cell>
          <table:table-cell office:value-type="float" office:value="2049469" table:style-name="ce49">
            <text:p>2.049.469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2136985077917" table:style-name="ce50">
            <text:p>94,4%</text:p>
          </table:table-cell>
          <table:table-cell office:value-type="percentage" office:value="0.85872241791733939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11" table:style-name="ce49">
            <text:p>139.211</text:p>
          </table:table-cell>
          <table:table-cell office:value-type="percentage" office:value="1" table:style-name="ce50">
            <text:p>100,0%</text:p>
          </table:table-cell>
          <table:table-cell office:value-type="float" office:value="159775" table:style-name="ce49">
            <text:p>159.775</text:p>
          </table:table-cell>
          <table:table-cell office:value-type="percentage" office:value="1" table:style-name="ce50">
            <text:p>100,0%</text:p>
          </table:table-cell>
          <table:table-cell office:value-type="float" office:value="225915" table:style-name="ce49">
            <text:p>225.915</text:p>
          </table:table-cell>
          <table:table-cell office:value-type="percentage" office:value="0.99073359412002038" table:style-name="ce50">
            <text:p>99,1%</text:p>
          </table:table-cell>
          <table:table-cell office:value-type="float" office:value="290754" table:style-name="ce49">
            <text:p>290.754</text:p>
          </table:table-cell>
          <table:table-cell office:value-type="percentage" office:value="0.93367843368967296" table:style-name="ce50">
            <text:p>93,4%</text:p>
          </table:table-cell>
          <table:table-cell office:value-type="float" office:value="292873" table:style-name="ce49">
            <text:p>292.873</text:p>
          </table:table-cell>
          <table:table-cell office:value-type="percentage" office:value="0.88566624632198399" table:style-name="ce50">
            <text:p>88,6%</text:p>
          </table:table-cell>
          <table:table-cell office:value-type="float" office:value="213211" table:style-name="ce49">
            <text:p>213.211</text:p>
          </table:table-cell>
          <table:table-cell office:value-type="percentage" office:value="0.82719756664377631" table:style-name="ce50">
            <text:p>82,7%</text:p>
          </table:table-cell>
          <table:table-cell office:value-type="float" office:value="181754" table:style-name="ce49">
            <text:p>181.754</text:p>
          </table:table-cell>
          <table:table-cell office:value-type="percentage" office:value="0.82995725871264703" table:style-name="ce50">
            <text:p>83,0%</text:p>
          </table:table-cell>
          <table:table-cell office:value-type="float" office:value="160968" table:style-name="ce49">
            <text:p>160.968</text:p>
          </table:table-cell>
          <table:table-cell office:value-type="percentage" office:value="0.90525037117019835" table:style-name="ce50">
            <text:p>90,5%</text:p>
          </table:table-cell>
          <table:table-cell office:value-type="float" office:value="1664461" table:style-name="ce49">
            <text:p>1.664.461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51202974315038" table:style-name="ce50">
            <text:p>91,7%</text:p>
          </table:table-cell>
          <table:table-cell office:value-type="percentage" office:value="0.81246485500738042" table:style-name="ce50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83" table:style-name="ce49">
            <text:p>461.383</text:p>
          </table:table-cell>
          <table:table-cell office:value-type="percentage" office:value="1" table:style-name="ce50">
            <text:p>100,0%</text:p>
          </table:table-cell>
          <table:table-cell office:value-type="float" office:value="622386" table:style-name="ce49">
            <text:p>622.386</text:p>
          </table:table-cell>
          <table:table-cell office:value-type="percentage" office:value="0.9790007172788705" table:style-name="ce50">
            <text:p>97,9%</text:p>
          </table:table-cell>
          <table:table-cell office:value-type="float" office:value="810579" table:style-name="ce49">
            <text:p>810.579</text:p>
          </table:table-cell>
          <table:table-cell office:value-type="percentage" office:value="0.95084365219757794" table:style-name="ce50">
            <text:p>95,1%</text:p>
          </table:table-cell>
          <table:table-cell office:value-type="float" office:value="1045792" table:style-name="ce49">
            <text:p>1.045.792</text:p>
          </table:table-cell>
          <table:table-cell office:value-type="percentage" office:value="0.95297161201784941" table:style-name="ce50">
            <text:p>95,3%</text:p>
          </table:table-cell>
          <table:table-cell office:value-type="float" office:value="1168247" table:style-name="ce49">
            <text:p>1.168.247</text:p>
          </table:table-cell>
          <table:table-cell office:value-type="percentage" office:value="0.91589143336495416" table:style-name="ce50">
            <text:p>91,6%</text:p>
          </table:table-cell>
          <table:table-cell office:value-type="float" office:value="836018" table:style-name="ce49">
            <text:p>836.018</text:p>
          </table:table-cell>
          <table:table-cell office:value-type="percentage" office:value="0.86488080212863683" table:style-name="ce50">
            <text:p>86,5%</text:p>
          </table:table-cell>
          <table:table-cell office:value-type="float" office:value="702953" table:style-name="ce49">
            <text:p>702.953</text:p>
          </table:table-cell>
          <table:table-cell office:value-type="percentage" office:value="0.84790283807109113" table:style-name="ce50">
            <text:p>84,8%</text:p>
          </table:table-cell>
          <table:table-cell office:value-type="float" office:value="611453" table:style-name="ce49">
            <text:p>611.453</text:p>
          </table:table-cell>
          <table:table-cell office:value-type="percentage" office:value="0.91076362563918478" table:style-name="ce50">
            <text:p>91,1%</text:p>
          </table:table-cell>
          <table:table-cell office:value-type="float" office:value="6258811" table:style-name="ce49">
            <text:p>6.258.811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79990575626913" table:style-name="ce50">
            <text:p>92,3%</text:p>
          </table:table-cell>
          <table:table-cell office:value-type="percentage" office:value="0.81587857941851216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11" table:style-name="ce49">
            <text:p>299.211</text:p>
          </table:table-cell>
          <table:table-cell office:value-type="percentage" office:value="1" table:style-name="ce50">
            <text:p>100,0%</text:p>
          </table:table-cell>
          <table:table-cell office:value-type="float" office:value="437982" table:style-name="ce49">
            <text:p>437.982</text:p>
          </table:table-cell>
          <table:table-cell office:value-type="percentage" office:value="0.99592065051298839" table:style-name="ce50">
            <text:p>99,6%</text:p>
          </table:table-cell>
          <table:table-cell office:value-type="float" office:value="577017" table:style-name="ce49">
            <text:p>577.017</text:p>
          </table:table-cell>
          <table:table-cell office:value-type="percentage" office:value="0.96630103493318154" table:style-name="ce50">
            <text:p>96,6%</text:p>
          </table:table-cell>
          <table:table-cell office:value-type="float" office:value="724363" table:style-name="ce49">
            <text:p>724.363</text:p>
          </table:table-cell>
          <table:table-cell office:value-type="percentage" office:value="0.95023849003536687" table:style-name="ce50">
            <text:p>95,0%</text:p>
          </table:table-cell>
          <table:table-cell office:value-type="float" office:value="768691" table:style-name="ce49">
            <text:p>768.691</text:p>
          </table:table-cell>
          <table:table-cell office:value-type="percentage" office:value="0.91432136387371343" table:style-name="ce50">
            <text:p>91,4%</text:p>
          </table:table-cell>
          <table:table-cell office:value-type="float" office:value="531984" table:style-name="ce49">
            <text:p>531.984</text:p>
          </table:table-cell>
          <table:table-cell office:value-type="percentage" office:value="0.86653494504993311" table:style-name="ce50">
            <text:p>86,7%</text:p>
          </table:table-cell>
          <table:table-cell office:value-type="float" office:value="450212" table:style-name="ce49">
            <text:p>450.212</text:p>
          </table:table-cell>
          <table:table-cell office:value-type="percentage" office:value="0.8779947462132367" table:style-name="ce50">
            <text:p>87,8%</text:p>
          </table:table-cell>
          <table:table-cell office:value-type="float" office:value="408675" table:style-name="ce49">
            <text:p>408.675</text:p>
          </table:table-cell>
          <table:table-cell office:value-type="percentage" office:value="0.9443259568037452" table:style-name="ce50">
            <text:p>94,4%</text:p>
          </table:table-cell>
          <table:table-cell office:value-type="float" office:value="4198135" table:style-name="ce49">
            <text:p>4.198.135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57495571040772" table:style-name="ce50">
            <text:p>93,5%</text:p>
          </table:table-cell>
          <table:table-cell office:value-type="percentage" office:value="0.83180058826501446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6" table:style-name="ce49">
            <text:p>96.176</text:p>
          </table:table-cell>
          <table:table-cell office:value-type="percentage" office:value="1" table:style-name="ce50">
            <text:p>100,0%</text:p>
          </table:table-cell>
          <table:table-cell office:value-type="float" office:value="133509" table:style-name="ce49">
            <text:p>133.509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4" table:style-name="ce49">
            <text:p>162.404</text:p>
          </table:table-cell>
          <table:table-cell office:value-type="percentage" office:value="0.9669609950402791" table:style-name="ce50">
            <text:p>96,7%</text:p>
          </table:table-cell>
          <table:table-cell office:value-type="float" office:value="147459" table:style-name="ce49">
            <text:p>147.459</text:p>
          </table:table-cell>
          <table:table-cell office:value-type="percentage" office:value="0.93603366849482028" table:style-name="ce50">
            <text:p>93,6%</text:p>
          </table:table-cell>
          <table:table-cell office:value-type="float" office:value="114990" table:style-name="ce49">
            <text:p>114.990</text:p>
          </table:table-cell>
          <table:table-cell office:value-type="percentage" office:value="0.88561482417091542" table:style-name="ce50">
            <text:p>88,6%</text:p>
          </table:table-cell>
          <table:table-cell office:value-type="float" office:value="95821" table:style-name="ce49">
            <text:p>95.821</text:p>
          </table:table-cell>
          <table:table-cell office:value-type="percentage" office:value="0.85169679839297463" table:style-name="ce50">
            <text:p>85,2%</text:p>
          </table:table-cell>
          <table:table-cell office:value-type="float" office:value="81502" table:style-name="ce49">
            <text:p>81.502</text:p>
          </table:table-cell>
          <table:table-cell office:value-type="percentage" office:value="0.95091530644389732" table:style-name="ce50">
            <text:p>95,1%</text:p>
          </table:table-cell>
          <table:table-cell office:value-type="float" office:value="910314" table:style-name="ce49">
            <text:p>910.314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3622840539434" table:style-name="ce50">
            <text:p>95,8%</text:p>
          </table:table-cell>
          <table:table-cell office:value-type="percentage" office:value="0.86041102118243973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42" table:style-name="ce49">
            <text:p>243.142</text:p>
          </table:table-cell>
          <table:table-cell office:value-type="percentage" office:value="1" table:style-name="ce50">
            <text:p>100,0%</text:p>
          </table:table-cell>
          <table:table-cell office:value-type="float" office:value="292429" table:style-name="ce49">
            <text:p>292.429</text:p>
          </table:table-cell>
          <table:table-cell office:value-type="percentage" office:value="1" table:style-name="ce50">
            <text:p>100,0%</text:p>
          </table:table-cell>
          <table:table-cell office:value-type="float" office:value="348368" table:style-name="ce49">
            <text:p>348.368</text:p>
          </table:table-cell>
          <table:table-cell office:value-type="percentage" office:value="0.98529836013643846" table:style-name="ce50">
            <text:p>98,5%</text:p>
          </table:table-cell>
          <table:table-cell office:value-type="float" office:value="394020" table:style-name="ce49">
            <text:p>394.020</text:p>
          </table:table-cell>
          <table:table-cell office:value-type="percentage" office:value="0.9629032258064516" table:style-name="ce50">
            <text:p>96,3%</text:p>
          </table:table-cell>
          <table:table-cell office:value-type="float" office:value="412816" table:style-name="ce49">
            <text:p>412.816</text:p>
          </table:table-cell>
          <table:table-cell office:value-type="percentage" office:value="0.93220756169877406" table:style-name="ce50">
            <text:p>93,2%</text:p>
          </table:table-cell>
          <table:table-cell office:value-type="float" office:value="269327" table:style-name="ce49">
            <text:p>269.327</text:p>
          </table:table-cell>
          <table:table-cell office:value-type="percentage" office:value="0.87274382854069044" table:style-name="ce50">
            <text:p>87,3%</text:p>
          </table:table-cell>
          <table:table-cell office:value-type="float" office:value="205150" table:style-name="ce49">
            <text:p>205.150</text:p>
          </table:table-cell>
          <table:table-cell office:value-type="percentage" office:value="0.89055486581988352" table:style-name="ce50">
            <text:p>89,1%</text:p>
          </table:table-cell>
          <table:table-cell office:value-type="float" office:value="177357" table:style-name="ce49">
            <text:p>177.357</text:p>
          </table:table-cell>
          <table:table-cell office:value-type="percentage" office:value="0.96734553625970854" table:style-name="ce50">
            <text:p>96,7%</text:p>
          </table:table-cell>
          <table:table-cell office:value-type="float" office:value="2342609" table:style-name="ce49">
            <text:p>2.342.609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78170591341571" table:style-name="ce50">
            <text:p>95,4%</text:p>
          </table:table-cell>
          <table:table-cell office:value-type="percentage" office:value="0.86863800931151447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4" table:style-name="ce49">
            <text:p>38.544</text:p>
          </table:table-cell>
          <table:table-cell office:value-type="percentage" office:value="0.9981871859947169" table:style-name="ce50">
            <text:p>99,8%</text:p>
          </table:table-cell>
          <table:table-cell office:value-type="float" office:value="45983" table:style-name="ce49">
            <text:p>45.983</text:p>
          </table:table-cell>
          <table:table-cell office:value-type="percentage" office:value="0.96806315789473685" table:style-name="ce50">
            <text:p>96,8%</text:p>
          </table:table-cell>
          <table:table-cell office:value-type="float" office:value="48558" table:style-name="ce49">
            <text:p>48.558</text:p>
          </table:table-cell>
          <table:table-cell office:value-type="percentage" office:value="0.93879050344134252" table:style-name="ce50">
            <text:p>93,9%</text:p>
          </table:table-cell>
          <table:table-cell office:value-type="float" office:value="32619" table:style-name="ce49">
            <text:p>32.619</text:p>
          </table:table-cell>
          <table:table-cell office:value-type="percentage" office:value="0.88073766065449832" table:style-name="ce50">
            <text:p>88,1%</text:p>
          </table:table-cell>
          <table:table-cell office:value-type="float" office:value="25901" table:style-name="ce49">
            <text:p>25.901</text:p>
          </table:table-cell>
          <table:table-cell office:value-type="percentage" office:value="0.858615660014586" table:style-name="ce50">
            <text:p>85,9%</text:p>
          </table:table-cell>
          <table:table-cell office:value-type="float" office:value="25567" table:style-name="ce49">
            <text:p>25.567</text:p>
          </table:table-cell>
          <table:table-cell office:value-type="percentage" office:value="0.98391379642101218" table:style-name="ce50">
            <text:p>98,4%</text:p>
          </table:table-cell>
          <table:table-cell office:value-type="float" office:value="269455" table:style-name="ce49">
            <text:p>269.455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28278130873001" table:style-name="ce50">
            <text:p>95,7%</text:p>
          </table:table-cell>
          <table:table-cell office:value-type="percentage" office:value="0.85223103587875104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28" table:style-name="ce49">
            <text:p>375.128</text:p>
          </table:table-cell>
          <table:table-cell office:value-type="percentage" office:value="1" table:style-name="ce50">
            <text:p>100,0%</text:p>
          </table:table-cell>
          <table:table-cell office:value-type="float" office:value="512933" table:style-name="ce49">
            <text:p>512.933</text:p>
          </table:table-cell>
          <table:table-cell office:value-type="percentage" office:value="0.97321506498434684" table:style-name="ce50">
            <text:p>97,3%</text:p>
          </table:table-cell>
          <table:table-cell office:value-type="float" office:value="694711" table:style-name="ce49">
            <text:p>694.711</text:p>
          </table:table-cell>
          <table:table-cell office:value-type="percentage" office:value="0.96426301047389296" table:style-name="ce50">
            <text:p>96,4%</text:p>
          </table:table-cell>
          <table:table-cell office:value-type="float" office:value="951488" table:style-name="ce49">
            <text:p>951.488</text:p>
          </table:table-cell>
          <table:table-cell office:value-type="percentage" office:value="0.96133301136943439" table:style-name="ce50">
            <text:p>96,1%</text:p>
          </table:table-cell>
          <table:table-cell office:value-type="float" office:value="1055145" table:style-name="ce49">
            <text:p>1.055.145</text:p>
          </table:table-cell>
          <table:table-cell office:value-type="percentage" office:value="0.91272913489493812" table:style-name="ce50">
            <text:p>91,3%</text:p>
          </table:table-cell>
          <table:table-cell office:value-type="float" office:value="783646" table:style-name="ce49">
            <text:p>783.646</text:p>
          </table:table-cell>
          <table:table-cell office:value-type="percentage" office:value="0.86990200301051013" table:style-name="ce50">
            <text:p>87,0%</text:p>
          </table:table-cell>
          <table:table-cell office:value-type="float" office:value="641016" table:style-name="ce49">
            <text:p>641.016</text:p>
          </table:table-cell>
          <table:table-cell office:value-type="percentage" office:value="0.8714701919769644" table:style-name="ce50">
            <text:p>87,1%</text:p>
          </table:table-cell>
          <table:table-cell office:value-type="float" office:value="508995" table:style-name="ce49">
            <text:p>508.995</text:p>
          </table:table-cell>
          <table:table-cell office:value-type="percentage" office:value="0.89181588814521495" table:style-name="ce50">
            <text:p>89,2%</text:p>
          </table:table-cell>
          <table:table-cell office:value-type="float" office:value="5523062" table:style-name="ce49">
            <text:p>5.523.062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499532734384782" table:style-name="ce50">
            <text:p>92,5%</text:p>
          </table:table-cell>
          <table:table-cell office:value-type="percentage" office:value="0.81752554979197223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8" table:style-name="ce49">
            <text:p>72.898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1" table:style-name="ce49">
            <text:p>103.911</text:p>
          </table:table-cell>
          <table:table-cell office:value-type="percentage" office:value="0.99989415138276783" table:style-name="ce50">
            <text:p>100,0%</text:p>
          </table:table-cell>
          <table:table-cell office:value-type="float" office:value="149941" table:style-name="ce49">
            <text:p>149.941</text:p>
          </table:table-cell>
          <table:table-cell office:value-type="percentage" office:value="0.97655349385506152" table:style-name="ce50">
            <text:p>97,7%</text:p>
          </table:table-cell>
          <table:table-cell office:value-type="float" office:value="210150" table:style-name="ce49">
            <text:p>210.150</text:p>
          </table:table-cell>
          <table:table-cell office:value-type="percentage" office:value="0.96353557722727334" table:style-name="ce50">
            <text:p>96,4%</text:p>
          </table:table-cell>
          <table:table-cell office:value-type="float" office:value="237154" table:style-name="ce49">
            <text:p>237.154</text:p>
          </table:table-cell>
          <table:table-cell office:value-type="percentage" office:value="0.93934280780138468" table:style-name="ce50">
            <text:p>93,9%</text:p>
          </table:table-cell>
          <table:table-cell office:value-type="float" office:value="175264" table:style-name="ce49">
            <text:p>175.264</text:p>
          </table:table-cell>
          <table:table-cell office:value-type="percentage" office:value="0.88039623456604077" table:style-name="ce50">
            <text:p>88,0%</text:p>
          </table:table-cell>
          <table:table-cell office:value-type="float" office:value="150672" table:style-name="ce49">
            <text:p>150.672</text:p>
          </table:table-cell>
          <table:table-cell office:value-type="percentage" office:value="0.86623471446886557" table:style-name="ce50">
            <text:p>86,6%</text:p>
          </table:table-cell>
          <table:table-cell office:value-type="float" office:value="132705" table:style-name="ce49">
            <text:p>132.705</text:p>
          </table:table-cell>
          <table:table-cell office:value-type="percentage" office:value="0.91763705260828676" table:style-name="ce50">
            <text:p>91,8%</text:p>
          </table:table-cell>
          <table:table-cell office:value-type="float" office:value="1232695" table:style-name="ce49">
            <text:p>1.232.695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55092766166725" table:style-name="ce50">
            <text:p>93,6%</text:p>
          </table:table-cell>
          <table:table-cell office:value-type="percentage" office:value="0.81469470138975175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89" table:style-name="ce49">
            <text:p>42.589</text:p>
          </table:table-cell>
          <table:table-cell office:value-type="percentage" office:value="1" table:style-name="ce50">
            <text:p>100,0%</text:p>
          </table:table-cell>
          <table:table-cell office:value-type="float" office:value="56016" table:style-name="ce49">
            <text:p>56.016</text:p>
          </table:table-cell>
          <table:table-cell office:value-type="percentage" office:value="0.98898305084745763" table:style-name="ce50">
            <text:p>98,9%</text:p>
          </table:table-cell>
          <table:table-cell office:value-type="float" office:value="72663" table:style-name="ce49">
            <text:p>72.663</text:p>
          </table:table-cell>
          <table:table-cell office:value-type="percentage" office:value="0.96026166248182898" table:style-name="ce50">
            <text:p>96,0%</text:p>
          </table:table-cell>
          <table:table-cell office:value-type="float" office:value="92588" table:style-name="ce49">
            <text:p>92.588</text:p>
          </table:table-cell>
          <table:table-cell office:value-type="percentage" office:value="0.94769596102274356" table:style-name="ce50">
            <text:p>94,8%</text:p>
          </table:table-cell>
          <table:table-cell office:value-type="float" office:value="96683" table:style-name="ce49">
            <text:p>96.683</text:p>
          </table:table-cell>
          <table:table-cell office:value-type="percentage" office:value="0.91449353499238573" table:style-name="ce50">
            <text:p>91,4%</text:p>
          </table:table-cell>
          <table:table-cell office:value-type="float" office:value="66159" table:style-name="ce49">
            <text:p>66.159</text:p>
          </table:table-cell>
          <table:table-cell office:value-type="percentage" office:value="0.862242437670242" table:style-name="ce50">
            <text:p>86,2%</text:p>
          </table:table-cell>
          <table:table-cell office:value-type="float" office:value="60165" table:style-name="ce49">
            <text:p>60.165</text:p>
          </table:table-cell>
          <table:table-cell office:value-type="percentage" office:value="0.87446585855062353" table:style-name="ce50">
            <text:p>87,4%</text:p>
          </table:table-cell>
          <table:table-cell office:value-type="float" office:value="53395" table:style-name="ce49">
            <text:p>53.395</text:p>
          </table:table-cell>
          <table:table-cell office:value-type="percentage" office:value="0.92826967542288907" table:style-name="ce50">
            <text:p>92,8%</text:p>
          </table:table-cell>
          <table:table-cell office:value-type="float" office:value="540258" table:style-name="ce49">
            <text:p>540.258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1999503597197" table:style-name="ce50">
            <text:p>93,1%</text:p>
          </table:table-cell>
          <table:table-cell office:value-type="percentage" office:value="0.8214927606309701" table:style-name="ce50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107" table:style-name="ce49">
            <text:p>165.107</text:p>
          </table:table-cell>
          <table:table-cell office:value-type="percentage" office:value="1" table:style-name="ce50">
            <text:p>100,0%</text:p>
          </table:table-cell>
          <table:table-cell office:value-type="float" office:value="214647" table:style-name="ce49">
            <text:p>214.647</text:p>
          </table:table-cell>
          <table:table-cell office:value-type="percentage" office:value="0.99205512880951718" table:style-name="ce50">
            <text:p>99,2%</text:p>
          </table:table-cell>
          <table:table-cell office:value-type="float" office:value="280614" table:style-name="ce49">
            <text:p>280.614</text:p>
          </table:table-cell>
          <table:table-cell office:value-type="percentage" office:value="0.98751068928748642" table:style-name="ce50">
            <text:p>98,8%</text:p>
          </table:table-cell>
          <table:table-cell office:value-type="float" office:value="327621" table:style-name="ce49">
            <text:p>327.621</text:p>
          </table:table-cell>
          <table:table-cell office:value-type="percentage" office:value="0.97082381388402417" table:style-name="ce50">
            <text:p>97,1%</text:p>
          </table:table-cell>
          <table:table-cell office:value-type="float" office:value="327171" table:style-name="ce49">
            <text:p>327.171</text:p>
          </table:table-cell>
          <table:table-cell office:value-type="percentage" office:value="0.9399736830008274" table:style-name="ce50">
            <text:p>94,0%</text:p>
          </table:table-cell>
          <table:table-cell office:value-type="float" office:value="213045" table:style-name="ce49">
            <text:p>213.045</text:p>
          </table:table-cell>
          <table:table-cell office:value-type="percentage" office:value="0.89652197698150526" table:style-name="ce50">
            <text:p>89,7%</text:p>
          </table:table-cell>
          <table:table-cell office:value-type="float" office:value="176527" table:style-name="ce49">
            <text:p>176.527</text:p>
          </table:table-cell>
          <table:table-cell office:value-type="percentage" office:value="0.88611299349948547" table:style-name="ce50">
            <text:p>88,6%</text:p>
          </table:table-cell>
          <table:table-cell office:value-type="float" office:value="161104" table:style-name="ce49">
            <text:p>161.104</text:p>
          </table:table-cell>
          <table:table-cell office:value-type="percentage" office:value="0.93222310305120448" table:style-name="ce50">
            <text:p>93,2%</text:p>
          </table:table-cell>
          <table:table-cell office:value-type="float" office:value="1865836" table:style-name="ce49">
            <text:p>1.865.836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426832230918457" table:style-name="ce50">
            <text:p>95,4%</text:p>
          </table:table-cell>
          <table:table-cell office:value-type="percentage" office:value="0.8535748073569428" table:style-name="ce50">
            <text:p>8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5" table:style-name="ce49">
            <text:p>11.355</text:p>
          </table:table-cell>
          <table:table-cell office:value-type="percentage" office:value="0.91891235736829324" table:style-name="ce50">
            <text:p>91,9%</text:p>
          </table:table-cell>
          <table:table-cell office:value-type="float" office:value="9670" table:style-name="ce49">
            <text:p>9.670</text:p>
          </table:table-cell>
          <table:table-cell office:value-type="percentage" office:value="0.84832002807263795" table:style-name="ce50">
            <text:p>84,8%</text:p>
          </table:table-cell>
          <table:table-cell office:value-type="float" office:value="9931" table:style-name="ce49">
            <text:p>9.931</text:p>
          </table:table-cell>
          <table:table-cell office:value-type="percentage" office:value="0.91403589507593186" table:style-name="ce50">
            <text:p>91,4%</text:p>
          </table:table-cell>
          <table:table-cell office:value-type="float" office:value="9760" table:style-name="ce49">
            <text:p>9.760</text:p>
          </table:table-cell>
          <table:table-cell office:value-type="percentage" office:value="1.051610817799806" table:style-name="ce50">
            <text:p>105,2%</text:p>
          </table:table-cell>
          <table:table-cell office:value-type="float" office:value="65503" table:style-name="ce49">
            <text:p>65.503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220079122611887" table:style-name="ce50">
            <text:p>92,2%</text:p>
          </table:table-cell>
          <table:table-cell office:value-type="percentage" office:value="0.78430738652010967" table:style-name="ce50">
            <text:p>78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21" table:style-name="ce49">
            <text:p>7.521</text:p>
          </table:table-cell>
          <table:table-cell office:value-type="percentage" office:value="0.93953778888194883" table:style-name="ce50">
            <text:p>94,0%</text:p>
          </table:table-cell>
          <table:table-cell office:value-type="float" office:value="10177" table:style-name="ce49">
            <text:p>10.177</text:p>
          </table:table-cell>
          <table:table-cell office:value-type="percentage" office:value="0.94222757152115544" table:style-name="ce50">
            <text:p>94,2%</text:p>
          </table:table-cell>
          <table:table-cell office:value-type="float" office:value="10721" table:style-name="ce49">
            <text:p>10.721</text:p>
          </table:table-cell>
          <table:table-cell office:value-type="percentage" office:value="0.98150691202050722" table:style-name="ce50">
            <text:p>98,2%</text:p>
          </table:table-cell>
          <table:table-cell office:value-type="float" office:value="9429" table:style-name="ce49">
            <text:p>9.429</text:p>
          </table:table-cell>
          <table:table-cell office:value-type="percentage" office:value="0.86093864134404674" table:style-name="ce50">
            <text:p>86,1%</text:p>
          </table:table-cell>
          <table:table-cell office:value-type="float" office:value="10449" table:style-name="ce49">
            <text:p>10.449</text:p>
          </table:table-cell>
          <table:table-cell office:value-type="percentage" office:value="0.89376443418013862" table:style-name="ce50">
            <text:p>89,4%</text:p>
          </table:table-cell>
          <table:table-cell office:value-type="float" office:value="9272" table:style-name="ce49">
            <text:p>9.272</text:p>
          </table:table-cell>
          <table:table-cell office:value-type="percentage" office:value="0.9678496868475992" table:style-name="ce50">
            <text:p>96,8%</text:p>
          </table:table-cell>
          <table:table-cell office:value-type="float" office:value="63103" table:style-name="ce49">
            <text:p>63.103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36937860721291" table:style-name="ce50">
            <text:p>92,4%</text:p>
          </table:table-cell>
          <table:table-cell office:value-type="percentage" office:value="0.75102949227583249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7" table:style-name="ce49">
            <text:p>22.697</text:p>
          </table:table-cell>
          <table:table-cell office:value-type="string" table:style-name="ce50">
            <text:p>-</text:p>
          </table:table-cell>
          <table:table-cell office:value-type="float" office:value="32681" table:style-name="ce49">
            <text:p>32.681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2" table:style-name="ce49">
            <text:p>95.1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8" table:style-name="ce52">
            <text:p>2.428</text:p>
          </table:table-cell>
          <table:table-cell office:value-type="string" table:style-name="ce53">
            <text:p>-</text:p>
          </table:table-cell>
          <table:table-cell office:value-type="float" office:value="2126" table:style-name="ce52">
            <text:p>2.126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2" table:style-name="ce52">
            <text:p>8.12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393" table:style-name="ce56">
            <text:p>2.951.393</text:p>
          </table:table-cell>
          <table:table-cell office:value-type="percentage" office:value="1" table:style-name="ce57">
            <text:p>100,0%</text:p>
          </table:table-cell>
          <table:table-cell office:value-type="float" office:value="3968913" table:style-name="ce56">
            <text:p>3.968.913</text:p>
          </table:table-cell>
          <table:table-cell office:value-type="percentage" office:value="0.99301546300829979" table:style-name="ce57">
            <text:p>99,3%</text:p>
          </table:table-cell>
          <table:table-cell office:value-type="float" office:value="5338410" table:style-name="ce56">
            <text:p>5.338.410</text:p>
          </table:table-cell>
          <table:table-cell office:value-type="percentage" office:value="0.9692700711372888" table:style-name="ce57">
            <text:p>96,9%</text:p>
          </table:table-cell>
          <table:table-cell office:value-type="float" office:value="6773492" table:style-name="ce56">
            <text:p>6.773.492</text:p>
          </table:table-cell>
          <table:table-cell office:value-type="percentage" office:value="0.95003698605582221" table:style-name="ce57">
            <text:p>95,0%</text:p>
          </table:table-cell>
          <table:table-cell office:value-type="float" office:value="7140880" table:style-name="ce56">
            <text:p>7.140.880</text:p>
          </table:table-cell>
          <table:table-cell office:value-type="percentage" office:value="0.91352889824081651" table:style-name="ce57">
            <text:p>91,4%</text:p>
          </table:table-cell>
          <table:table-cell office:value-type="float" office:value="5138230" table:style-name="ce56">
            <text:p>5.138.230</text:p>
          </table:table-cell>
          <table:table-cell office:value-type="percentage" office:value="0.86472781983231295" table:style-name="ce57">
            <text:p>86,5%</text:p>
          </table:table-cell>
          <table:table-cell office:value-type="float" office:value="4264515" table:style-name="ce56">
            <text:p>4.264.515</text:p>
          </table:table-cell>
          <table:table-cell office:value-type="percentage" office:value="0.86596082325384471" table:style-name="ce57">
            <text:p>86,6%</text:p>
          </table:table-cell>
          <table:table-cell office:value-type="float" office:value="3683361" table:style-name="ce56">
            <text:p>3.683.361</text:p>
          </table:table-cell>
          <table:table-cell office:value-type="percentage" office:value="0.92454722208695761" table:style-name="ce57">
            <text:p>92,5%</text:p>
          </table:table-cell>
          <table:table-cell office:value-type="float" office:value="39259194" table:style-name="ce56">
            <text:p>39.259.194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64272345122978" table:style-name="ce57">
            <text:p>93,1%</text:p>
          </table:table-cell>
          <table:table-cell office:value-type="percentage" office:value="0.82827580682228463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897" table:style-name="ce46">
            <text:p>430.897</text:p>
          </table:table-cell>
          <table:table-cell office:value-type="percentage" office:value="1" table:style-name="ce47">
            <text:p>100,0%</text:p>
          </table:table-cell>
          <table:table-cell office:value-type="float" office:value="653168" table:style-name="ce46">
            <text:p>653.168</text:p>
          </table:table-cell>
          <table:table-cell office:value-type="percentage" office:value="0.99823481674952586" table:style-name="ce47">
            <text:p>99,8%</text:p>
          </table:table-cell>
          <table:table-cell office:value-type="float" office:value="934993" table:style-name="ce46">
            <text:p>934.993</text:p>
          </table:table-cell>
          <table:table-cell office:value-type="percentage" office:value="0.97575109916314362" table:style-name="ce47">
            <text:p>97,6%</text:p>
          </table:table-cell>
          <table:table-cell office:value-type="float" office:value="1225519" table:style-name="ce46">
            <text:p>1.225.519</text:p>
          </table:table-cell>
          <table:table-cell office:value-type="percentage" office:value="0.9517921451765351" table:style-name="ce47">
            <text:p>95,2%</text:p>
          </table:table-cell>
          <table:table-cell office:value-type="float" office:value="1272939" table:style-name="ce46">
            <text:p>1.272.939</text:p>
          </table:table-cell>
          <table:table-cell office:value-type="percentage" office:value="0.91953037412882421" table:style-name="ce47">
            <text:p>92,0%</text:p>
          </table:table-cell>
          <table:table-cell office:value-type="float" office:value="957802" table:style-name="ce46">
            <text:p>957.802</text:p>
          </table:table-cell>
          <table:table-cell office:value-type="percentage" office:value="0.86932789240614905" table:style-name="ce47">
            <text:p>86,9%</text:p>
          </table:table-cell>
          <table:table-cell office:value-type="float" office:value="799385" table:style-name="ce46">
            <text:p>799.385</text:p>
          </table:table-cell>
          <table:table-cell office:value-type="percentage" office:value="0.86316233889637539" table:style-name="ce47">
            <text:p>86,3%</text:p>
          </table:table-cell>
          <table:table-cell office:value-type="float" office:value="762554" table:style-name="ce46">
            <text:p>762.554</text:p>
          </table:table-cell>
          <table:table-cell office:value-type="percentage" office:value="0.98668298729630488" table:style-name="ce47">
            <text:p>98,7%</text:p>
          </table:table-cell>
          <table:table-cell office:value-type="float" office:value="7037257" table:style-name="ce46">
            <text:p>7.037.257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0052124365926" table:style-name="ce47">
            <text:p>93,7%</text:p>
          </table:table-cell>
          <table:table-cell office:value-type="percentage" office:value="0.82769670545929375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3" table:style-name="ce49">
            <text:p>100.533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32" table:style-name="ce49">
            <text:p>188.532</text:p>
          </table:table-cell>
          <table:table-cell office:value-type="percentage" office:value="0.93811016569637262" table:style-name="ce50">
            <text:p>93,8%</text:p>
          </table:table-cell>
          <table:table-cell office:value-type="float" office:value="191266" table:style-name="ce49">
            <text:p>191.266</text:p>
          </table:table-cell>
          <table:table-cell office:value-type="percentage" office:value="0.89528499276810669" table:style-name="ce50">
            <text:p>89,5%</text:p>
          </table:table-cell>
          <table:table-cell office:value-type="float" office:value="130254" table:style-name="ce49">
            <text:p>130.254</text:p>
          </table:table-cell>
          <table:table-cell office:value-type="percentage" office:value="0.82294443953044638" table:style-name="ce50">
            <text:p>82,3%</text:p>
          </table:table-cell>
          <table:table-cell office:value-type="float" office:value="108628" table:style-name="ce49">
            <text:p>108.628</text:p>
          </table:table-cell>
          <table:table-cell office:value-type="percentage" office:value="0.83050199544335546" table:style-name="ce50">
            <text:p>83,1%</text:p>
          </table:table-cell>
          <table:table-cell office:value-type="float" office:value="98291" table:style-name="ce49">
            <text:p>98.291</text:p>
          </table:table-cell>
          <table:table-cell office:value-type="percentage" office:value="0.91828993712454576" table:style-name="ce50">
            <text:p>91,8%</text:p>
          </table:table-cell>
          <table:table-cell office:value-type="float" office:value="1092370" table:style-name="ce49">
            <text:p>1.092.370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41487529930854" table:style-name="ce50">
            <text:p>91,8%</text:p>
          </table:table-cell>
          <table:table-cell office:value-type="percentage" office:value="0.82063174754138013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38" table:style-name="ce49">
            <text:p>88.638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2" table:style-name="ce49">
            <text:p>114.692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6" table:style-name="ce49">
            <text:p>149.556</text:p>
          </table:table-cell>
          <table:table-cell office:value-type="percentage" office:value="0.98398578853871965" table:style-name="ce50">
            <text:p>98,4%</text:p>
          </table:table-cell>
          <table:table-cell office:value-type="float" office:value="155009" table:style-name="ce49">
            <text:p>155.009</text:p>
          </table:table-cell>
          <table:table-cell office:value-type="percentage" office:value="0.95635569430476974" table:style-name="ce50">
            <text:p>95,6%</text:p>
          </table:table-cell>
          <table:table-cell office:value-type="float" office:value="152420" table:style-name="ce49">
            <text:p>152.420</text:p>
          </table:table-cell>
          <table:table-cell office:value-type="percentage" office:value="0.91863548698167796" table:style-name="ce50">
            <text:p>91,9%</text:p>
          </table:table-cell>
          <table:table-cell office:value-type="float" office:value="91954" table:style-name="ce49">
            <text:p>91.954</text:p>
          </table:table-cell>
          <table:table-cell office:value-type="percentage" office:value="0.84679209142562462" table:style-name="ce50">
            <text:p>84,7%</text:p>
          </table:table-cell>
          <table:table-cell office:value-type="float" office:value="67451" table:style-name="ce49">
            <text:p>67.451</text:p>
          </table:table-cell>
          <table:table-cell office:value-type="percentage" office:value="0.85120264506196208" table:style-name="ce50">
            <text:p>85,1%</text:p>
          </table:table-cell>
          <table:table-cell office:value-type="float" office:value="67190" table:style-name="ce49">
            <text:p>67.190</text:p>
          </table:table-cell>
          <table:table-cell office:value-type="percentage" office:value="1.029637121490744" table:style-name="ce50">
            <text:p>103,0%</text:p>
          </table:table-cell>
          <table:table-cell office:value-type="float" office:value="886910" table:style-name="ce49">
            <text:p>886.910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0851160786157" table:style-name="ce50">
            <text:p>95,3%</text:p>
          </table:table-cell>
          <table:table-cell office:value-type="percentage" office:value="0.8756240812171916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4" table:style-name="ce49">
            <text:p>51.434</text:p>
          </table:table-cell>
          <table:table-cell office:value-type="percentage" office:value="0.95899912367385753" table:style-name="ce50">
            <text:p>95,9%</text:p>
          </table:table-cell>
          <table:table-cell office:value-type="float" office:value="79877" table:style-name="ce49">
            <text:p>79.877</text:p>
          </table:table-cell>
          <table:table-cell office:value-type="percentage" office:value="0.91566361739688651" table:style-name="ce50">
            <text:p>91,6%</text:p>
          </table:table-cell>
          <table:table-cell office:value-type="float" office:value="112199" table:style-name="ce49">
            <text:p>112.199</text:p>
          </table:table-cell>
          <table:table-cell office:value-type="percentage" office:value="0.88073128036862303" table:style-name="ce50">
            <text:p>88,1%</text:p>
          </table:table-cell>
          <table:table-cell office:value-type="float" office:value="153168" table:style-name="ce49">
            <text:p>153.168</text:p>
          </table:table-cell>
          <table:table-cell office:value-type="percentage" office:value="0.86287941951912028" table:style-name="ce50">
            <text:p>86,3%</text:p>
          </table:table-cell>
          <table:table-cell office:value-type="float" office:value="172957" table:style-name="ce49">
            <text:p>172.957</text:p>
          </table:table-cell>
          <table:table-cell office:value-type="percentage" office:value="0.7984239900656902" table:style-name="ce50">
            <text:p>79,8%</text:p>
          </table:table-cell>
          <table:table-cell office:value-type="float" office:value="133672" table:style-name="ce49">
            <text:p>133.672</text:p>
          </table:table-cell>
          <table:table-cell office:value-type="percentage" office:value="0.72629274044130032" table:style-name="ce50">
            <text:p>72,6%</text:p>
          </table:table-cell>
          <table:table-cell office:value-type="float" office:value="102996" table:style-name="ce49">
            <text:p>102.996</text:p>
          </table:table-cell>
          <table:table-cell office:value-type="percentage" office:value="0.75062858475508876" table:style-name="ce50">
            <text:p>75,1%</text:p>
          </table:table-cell>
          <table:table-cell office:value-type="float" office:value="85858" table:style-name="ce49">
            <text:p>85.858</text:p>
          </table:table-cell>
          <table:table-cell office:value-type="percentage" office:value="0.86258238225365702" table:style-name="ce50">
            <text:p>86,3%</text:p>
          </table:table-cell>
          <table:table-cell office:value-type="float" office:value="892161" table:style-name="ce49">
            <text:p>892.161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64448613212682" table:style-name="ce50">
            <text:p>82,4%</text:p>
          </table:table-cell>
          <table:table-cell office:value-type="percentage" office:value="0.73141440019675763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897" table:style-name="ce49">
            <text:p>92.897</text:p>
          </table:table-cell>
          <table:table-cell office:value-type="percentage" office:value="0.92561925828500824" table:style-name="ce50">
            <text:p>92,6%</text:p>
          </table:table-cell>
          <table:table-cell office:value-type="float" office:value="152138" table:style-name="ce49">
            <text:p>152.138</text:p>
          </table:table-cell>
          <table:table-cell office:value-type="percentage" office:value="0.90857948234057551" table:style-name="ce50">
            <text:p>90,9%</text:p>
          </table:table-cell>
          <table:table-cell office:value-type="float" office:value="225711" table:style-name="ce49">
            <text:p>225.711</text:p>
          </table:table-cell>
          <table:table-cell office:value-type="percentage" office:value="0.8972630239907774" table:style-name="ce50">
            <text:p>89,7%</text:p>
          </table:table-cell>
          <table:table-cell office:value-type="float" office:value="324891" table:style-name="ce49">
            <text:p>324.891</text:p>
          </table:table-cell>
          <table:table-cell office:value-type="percentage" office:value="0.8822638066297892" table:style-name="ce50">
            <text:p>88,2%</text:p>
          </table:table-cell>
          <table:table-cell office:value-type="float" office:value="322651" table:style-name="ce49">
            <text:p>322.651</text:p>
          </table:table-cell>
          <table:table-cell office:value-type="percentage" office:value="0.81869298790931355" table:style-name="ce50">
            <text:p>81,9%</text:p>
          </table:table-cell>
          <table:table-cell office:value-type="float" office:value="234212" table:style-name="ce49">
            <text:p>234.212</text:p>
          </table:table-cell>
          <table:table-cell office:value-type="percentage" office:value="0.74861120877575416" table:style-name="ce50">
            <text:p>74,9%</text:p>
          </table:table-cell>
          <table:table-cell office:value-type="float" office:value="192310" table:style-name="ce49">
            <text:p>192.310</text:p>
          </table:table-cell>
          <table:table-cell office:value-type="percentage" office:value="0.75513112996768383" table:style-name="ce50">
            <text:p>75,5%</text:p>
          </table:table-cell>
          <table:table-cell office:value-type="float" office:value="170878" table:style-name="ce49">
            <text:p>170.878</text:p>
          </table:table-cell>
          <table:table-cell office:value-type="percentage" office:value="0.92734919816568528" table:style-name="ce50">
            <text:p>92,7%</text:p>
          </table:table-cell>
          <table:table-cell office:value-type="float" office:value="1715688" table:style-name="ce49">
            <text:p>1.715.688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70643315287386" table:style-name="ce50">
            <text:p>84,4%</text:p>
          </table:table-cell>
          <table:table-cell office:value-type="percentage" office:value="0.76444114136311814" table:style-name="ce50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2" table:style-name="ce49">
            <text:p>42.302</text:p>
          </table:table-cell>
          <table:table-cell office:value-type="percentage" office:value="1" table:style-name="ce50">
            <text:p>100,0%</text:p>
          </table:table-cell>
          <table:table-cell office:value-type="float" office:value="56118" table:style-name="ce49">
            <text:p>56.118</text:p>
          </table:table-cell>
          <table:table-cell office:value-type="percentage" office:value="1" table:style-name="ce50">
            <text:p>100,0%</text:p>
          </table:table-cell>
          <table:table-cell office:value-type="float" office:value="77215" table:style-name="ce49">
            <text:p>77.215</text:p>
          </table:table-cell>
          <table:table-cell office:value-type="percentage" office:value="0.97423571419559152" table:style-name="ce50">
            <text:p>97,4%</text:p>
          </table:table-cell>
          <table:table-cell office:value-type="float" office:value="85206" table:style-name="ce49">
            <text:p>85.206</text:p>
          </table:table-cell>
          <table:table-cell office:value-type="percentage" office:value="0.93663845223700126" table:style-name="ce50">
            <text:p>93,7%</text:p>
          </table:table-cell>
          <table:table-cell office:value-type="float" office:value="89420" table:style-name="ce49">
            <text:p>89.420</text:p>
          </table:table-cell>
          <table:table-cell office:value-type="percentage" office:value="0.91820179491918752" table:style-name="ce50">
            <text:p>91,8%</text:p>
          </table:table-cell>
          <table:table-cell office:value-type="float" office:value="56883" table:style-name="ce49">
            <text:p>56.883</text:p>
          </table:table-cell>
          <table:table-cell office:value-type="percentage" office:value="0.84700259090502994" table:style-name="ce50">
            <text:p>84,7%</text:p>
          </table:table-cell>
          <table:table-cell office:value-type="float" office:value="43594" table:style-name="ce49">
            <text:p>43.594</text:p>
          </table:table-cell>
          <table:table-cell office:value-type="percentage" office:value="0.85691820808680441" table:style-name="ce50">
            <text:p>85,7%</text:p>
          </table:table-cell>
          <table:table-cell office:value-type="float" office:value="46282" table:style-name="ce49">
            <text:p>46.282</text:p>
          </table:table-cell>
          <table:table-cell office:value-type="percentage" office:value="1.0220612591921914" table:style-name="ce50">
            <text:p>102,2%</text:p>
          </table:table-cell>
          <table:table-cell office:value-type="float" office:value="497020" table:style-name="ce49">
            <text:p>497.020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00101316353668" table:style-name="ce50">
            <text:p>94,3%</text:p>
          </table:table-cell>
          <table:table-cell office:value-type="percentage" office:value="0.8515647086035415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57" table:style-name="ce49">
            <text:p>228.257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0" table:style-name="ce49">
            <text:p>250.760</text:p>
          </table:table-cell>
          <table:table-cell office:value-type="percentage" office:value="1" table:style-name="ce50">
            <text:p>100,0%</text:p>
          </table:table-cell>
          <table:table-cell office:value-type="float" office:value="323966" table:style-name="ce49">
            <text:p>323.966</text:p>
          </table:table-cell>
          <table:table-cell office:value-type="percentage" office:value="0.98998603484260927" table:style-name="ce50">
            <text:p>99,0%</text:p>
          </table:table-cell>
          <table:table-cell office:value-type="float" office:value="355540" table:style-name="ce49">
            <text:p>355.540</text:p>
          </table:table-cell>
          <table:table-cell office:value-type="percentage" office:value="0.9326789138595446" table:style-name="ce50">
            <text:p>93,3%</text:p>
          </table:table-cell>
          <table:table-cell office:value-type="float" office:value="324086" table:style-name="ce49">
            <text:p>324.086</text:p>
          </table:table-cell>
          <table:table-cell office:value-type="percentage" office:value="0.89973403812305319" table:style-name="ce50">
            <text:p>90,0%</text:p>
          </table:table-cell>
          <table:table-cell office:value-type="float" office:value="216448" table:style-name="ce49">
            <text:p>216.448</text:p>
          </table:table-cell>
          <table:table-cell office:value-type="percentage" office:value="0.83602289669450214" table:style-name="ce50">
            <text:p>83,6%</text:p>
          </table:table-cell>
          <table:table-cell office:value-type="float" office:value="178649" table:style-name="ce49">
            <text:p>178.649</text:p>
          </table:table-cell>
          <table:table-cell office:value-type="percentage" office:value="0.8435633372525132" table:style-name="ce50">
            <text:p>84,4%</text:p>
          </table:table-cell>
          <table:table-cell office:value-type="float" office:value="164006" table:style-name="ce49">
            <text:p>164.006</text:p>
          </table:table-cell>
          <table:table-cell office:value-type="percentage" office:value="0.97507699259206415" table:style-name="ce50">
            <text:p>97,5%</text:p>
          </table:table-cell>
          <table:table-cell office:value-type="float" office:value="2041712" table:style-name="ce49">
            <text:p>2.041.712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399502520315135" table:style-name="ce50">
            <text:p>94,0%</text:p>
          </table:table-cell>
          <table:table-cell office:value-type="percentage" office:value="0.85547225419406037" table:style-name="ce50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49" table:style-name="ce49">
            <text:p>137.149</text:p>
          </table:table-cell>
          <table:table-cell office:value-type="percentage" office:value="1" table:style-name="ce50">
            <text:p>100,0%</text:p>
          </table:table-cell>
          <table:table-cell office:value-type="float" office:value="158388" table:style-name="ce49">
            <text:p>158.388</text:p>
          </table:table-cell>
          <table:table-cell office:value-type="percentage" office:value="1" table:style-name="ce50">
            <text:p>100,0%</text:p>
          </table:table-cell>
          <table:table-cell office:value-type="float" office:value="223256" table:style-name="ce49">
            <text:p>223.256</text:p>
          </table:table-cell>
          <table:table-cell office:value-type="percentage" office:value="0.97907274545231282" table:style-name="ce50">
            <text:p>97,9%</text:p>
          </table:table-cell>
          <table:table-cell office:value-type="float" office:value="286806" table:style-name="ce49">
            <text:p>286.806</text:p>
          </table:table-cell>
          <table:table-cell office:value-type="percentage" office:value="0.92100049131843531" table:style-name="ce50">
            <text:p>92,1%</text:p>
          </table:table-cell>
          <table:table-cell office:value-type="float" office:value="287260" table:style-name="ce49">
            <text:p>287.260</text:p>
          </table:table-cell>
          <table:table-cell office:value-type="percentage" office:value="0.86869218370574663" table:style-name="ce50">
            <text:p>86,9%</text:p>
          </table:table-cell>
          <table:table-cell office:value-type="float" office:value="207006" table:style-name="ce49">
            <text:p>207.006</text:p>
          </table:table-cell>
          <table:table-cell office:value-type="percentage" office:value="0.8031239452029284" table:style-name="ce50">
            <text:p>80,3%</text:p>
          </table:table-cell>
          <table:table-cell office:value-type="float" office:value="174768" table:style-name="ce49">
            <text:p>174.768</text:p>
          </table:table-cell>
          <table:table-cell office:value-type="percentage" office:value="0.79805655001095932" table:style-name="ce50">
            <text:p>79,8%</text:p>
          </table:table-cell>
          <table:table-cell office:value-type="float" office:value="167752" table:style-name="ce49">
            <text:p>167.752</text:p>
          </table:table-cell>
          <table:table-cell office:value-type="percentage" office:value="0.94340216853376524" table:style-name="ce50">
            <text:p>94,3%</text:p>
          </table:table-cell>
          <table:table-cell office:value-type="float" office:value="1642385" table:style-name="ce49">
            <text:p>1.642.385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35619096494546" table:style-name="ce50">
            <text:p>90,4%</text:p>
          </table:table-cell>
          <table:table-cell office:value-type="percentage" office:value="0.80168900977030799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795" table:style-name="ce49">
            <text:p>455.795</text:p>
          </table:table-cell>
          <table:table-cell office:value-type="percentage" office:value="1" table:style-name="ce50">
            <text:p>100,0%</text:p>
          </table:table-cell>
          <table:table-cell office:value-type="float" office:value="618630" table:style-name="ce49">
            <text:p>618.630</text:p>
          </table:table-cell>
          <table:table-cell office:value-type="percentage" office:value="0.97309260447733026" table:style-name="ce50">
            <text:p>97,3%</text:p>
          </table:table-cell>
          <table:table-cell office:value-type="float" office:value="802509" table:style-name="ce49">
            <text:p>802.509</text:p>
          </table:table-cell>
          <table:table-cell office:value-type="percentage" office:value="0.94137719886824855" table:style-name="ce50">
            <text:p>94,1%</text:p>
          </table:table-cell>
          <table:table-cell office:value-type="float" office:value="1040234" table:style-name="ce49">
            <text:p>1.040.234</text:p>
          </table:table-cell>
          <table:table-cell office:value-type="percentage" office:value="0.94790691825504081" table:style-name="ce50">
            <text:p>94,8%</text:p>
          </table:table-cell>
          <table:table-cell office:value-type="float" office:value="1156750" table:style-name="ce49">
            <text:p>1.156.750</text:p>
          </table:table-cell>
          <table:table-cell office:value-type="percentage" office:value="0.90687792525460009" table:style-name="ce50">
            <text:p>90,7%</text:p>
          </table:table-cell>
          <table:table-cell office:value-type="float" office:value="820140" table:style-name="ce49">
            <text:p>820.140</text:p>
          </table:table-cell>
          <table:table-cell office:value-type="percentage" office:value="0.84845462784028602" table:style-name="ce50">
            <text:p>84,8%</text:p>
          </table:table-cell>
          <table:table-cell office:value-type="float" office:value="685216" table:style-name="ce49">
            <text:p>685.216</text:p>
          </table:table-cell>
          <table:table-cell office:value-type="percentage" office:value="0.8265084452185576" table:style-name="ce50">
            <text:p>82,7%</text:p>
          </table:table-cell>
          <table:table-cell office:value-type="float" office:value="612735" table:style-name="ce49">
            <text:p>612.735</text:p>
          </table:table-cell>
          <table:table-cell office:value-type="percentage" office:value="0.91267317382697588" table:style-name="ce50">
            <text:p>91,3%</text:p>
          </table:table-cell>
          <table:table-cell office:value-type="float" office:value="6192009" table:style-name="ce49">
            <text:p>6.192.009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295061021046486" table:style-name="ce50">
            <text:p>91,3%</text:p>
          </table:table-cell>
          <table:table-cell office:value-type="percentage" office:value="0.80717048440456862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36" table:style-name="ce49">
            <text:p>295.536</text:p>
          </table:table-cell>
          <table:table-cell office:value-type="percentage" office:value="1" table:style-name="ce50">
            <text:p>100,0%</text:p>
          </table:table-cell>
          <table:table-cell office:value-type="float" office:value="435697" table:style-name="ce49">
            <text:p>435.697</text:p>
          </table:table-cell>
          <table:table-cell office:value-type="percentage" office:value="0.9907248235465328" table:style-name="ce50">
            <text:p>99,1%</text:p>
          </table:table-cell>
          <table:table-cell office:value-type="float" office:value="579692" table:style-name="ce49">
            <text:p>579.692</text:p>
          </table:table-cell>
          <table:table-cell office:value-type="percentage" office:value="0.97078072143885852" table:style-name="ce50">
            <text:p>97,1%</text:p>
          </table:table-cell>
          <table:table-cell office:value-type="float" office:value="733679" table:style-name="ce49">
            <text:p>733.679</text:p>
          </table:table-cell>
          <table:table-cell office:value-type="percentage" office:value="0.96245946456494591" table:style-name="ce50">
            <text:p>96,2%</text:p>
          </table:table-cell>
          <table:table-cell office:value-type="float" office:value="769895" table:style-name="ce49">
            <text:p>769.895</text:p>
          </table:table-cell>
          <table:table-cell office:value-type="percentage" office:value="0.9157534645775125" table:style-name="ce50">
            <text:p>91,6%</text:p>
          </table:table-cell>
          <table:table-cell office:value-type="float" office:value="530440" table:style-name="ce49">
            <text:p>530.440</text:p>
          </table:table-cell>
          <table:table-cell office:value-type="percentage" office:value="0.86401996348064325" table:style-name="ce50">
            <text:p>86,4%</text:p>
          </table:table-cell>
          <table:table-cell office:value-type="float" office:value="447165" table:style-name="ce49">
            <text:p>447.165</text:p>
          </table:table-cell>
          <table:table-cell office:value-type="percentage" office:value="0.87205254566835622" table:style-name="ce50">
            <text:p>87,2%</text:p>
          </table:table-cell>
          <table:table-cell office:value-type="float" office:value="429816" table:style-name="ce49">
            <text:p>429.816</text:p>
          </table:table-cell>
          <table:table-cell office:value-type="percentage" office:value="0.99317649831665389" table:style-name="ce50">
            <text:p>99,3%</text:p>
          </table:table-cell>
          <table:table-cell office:value-type="float" office:value="4221920" table:style-name="ce49">
            <text:p>4.221.920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86989389642894" table:style-name="ce50">
            <text:p>94,0%</text:p>
          </table:table-cell>
          <table:table-cell office:value-type="percentage" office:value="0.83651324686029149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1" table:style-name="ce49">
            <text:p>77.691</text:p>
          </table:table-cell>
          <table:table-cell office:value-type="percentage" office:value="1" table:style-name="ce50">
            <text:p>100,0%</text:p>
          </table:table-cell>
          <table:table-cell office:value-type="float" office:value="95775" table:style-name="ce49">
            <text:p>95.775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5" table:style-name="ce49">
            <text:p>132.895</text:p>
          </table:table-cell>
          <table:table-cell office:value-type="percentage" office:value="1.016910892604354" table:style-name="ce50">
            <text:p>101,7%</text:p>
          </table:table-cell>
          <table:table-cell office:value-type="float" office:value="161605" table:style-name="ce49">
            <text:p>161.605</text:p>
          </table:table-cell>
          <table:table-cell office:value-type="percentage" office:value="0.9622037117526927" table:style-name="ce50">
            <text:p>96,2%</text:p>
          </table:table-cell>
          <table:table-cell office:value-type="float" office:value="146261" table:style-name="ce49">
            <text:p>146.261</text:p>
          </table:table-cell>
          <table:table-cell office:value-type="percentage" office:value="0.92842905748527316" table:style-name="ce50">
            <text:p>92,8%</text:p>
          </table:table-cell>
          <table:table-cell office:value-type="float" office:value="113389" table:style-name="ce49">
            <text:p>113.389</text:p>
          </table:table-cell>
          <table:table-cell office:value-type="percentage" office:value="0.87328445341260919" table:style-name="ce50">
            <text:p>87,3%</text:p>
          </table:table-cell>
          <table:table-cell office:value-type="float" office:value="93616" table:style-name="ce49">
            <text:p>93.616</text:p>
          </table:table-cell>
          <table:table-cell office:value-type="percentage" office:value="0.83209784367055983" table:style-name="ce50">
            <text:p>83,2%</text:p>
          </table:table-cell>
          <table:table-cell office:value-type="float" office:value="86581" table:style-name="ce49">
            <text:p>86.581</text:p>
          </table:table-cell>
          <table:table-cell office:value-type="percentage" office:value="1.0101739607275781" table:style-name="ce50">
            <text:p>101,0%</text:p>
          </table:table-cell>
          <table:table-cell office:value-type="float" office:value="907813" table:style-name="ce49">
            <text:p>907.813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0329196012171" table:style-name="ce50">
            <text:p>95,6%</text:p>
          </table:table-cell>
          <table:table-cell office:value-type="percentage" office:value="0.85804712480824652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83" table:style-name="ce49">
            <text:p>241.783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6" table:style-name="ce49">
            <text:p>291.556</text:p>
          </table:table-cell>
          <table:table-cell office:value-type="percentage" office:value="0.99851706742377278" table:style-name="ce50">
            <text:p>99,9%</text:p>
          </table:table-cell>
          <table:table-cell office:value-type="float" office:value="348213" table:style-name="ce49">
            <text:p>348.213</text:p>
          </table:table-cell>
          <table:table-cell office:value-type="percentage" office:value="0.98485996956720956" table:style-name="ce50">
            <text:p>98,5%</text:p>
          </table:table-cell>
          <table:table-cell office:value-type="float" office:value="393088" table:style-name="ce49">
            <text:p>393.088</text:p>
          </table:table-cell>
          <table:table-cell office:value-type="percentage" office:value="0.96062561094819154" table:style-name="ce50">
            <text:p>96,1%</text:p>
          </table:table-cell>
          <table:table-cell office:value-type="float" office:value="411470" table:style-name="ce49">
            <text:p>411.470</text:p>
          </table:table-cell>
          <table:table-cell office:value-type="percentage" office:value="0.92916806861215295" table:style-name="ce50">
            <text:p>92,9%</text:p>
          </table:table-cell>
          <table:table-cell office:value-type="float" office:value="267516" table:style-name="ce49">
            <text:p>267.516</text:p>
          </table:table-cell>
          <table:table-cell office:value-type="percentage" office:value="0.86687535240020996" table:style-name="ce50">
            <text:p>86,7%</text:p>
          </table:table-cell>
          <table:table-cell office:value-type="float" office:value="202676" table:style-name="ce49">
            <text:p>202.676</text:p>
          </table:table-cell>
          <table:table-cell office:value-type="percentage" office:value="0.87981524730641336" table:style-name="ce50">
            <text:p>88,0%</text:p>
          </table:table-cell>
          <table:table-cell office:value-type="float" office:value="193046" table:style-name="ce49">
            <text:p>193.046</text:p>
          </table:table-cell>
          <table:table-cell office:value-type="percentage" office:value="1.0529169211973122" table:style-name="ce50">
            <text:p>105,3%</text:p>
          </table:table-cell>
          <table:table-cell office:value-type="float" office:value="2349348" table:style-name="ce49">
            <text:p>2.349.348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52545654194587" table:style-name="ce50">
            <text:p>95,7%</text:p>
          </table:table-cell>
          <table:table-cell office:value-type="percentage" office:value="0.87113682646143165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09" table:style-name="ce49">
            <text:p>39.709</text:p>
          </table:table-cell>
          <table:table-cell office:value-type="percentage" office:value="1.0283575905112134" table:style-name="ce50">
            <text:p>102,8%</text:p>
          </table:table-cell>
          <table:table-cell office:value-type="float" office:value="46313" table:style-name="ce49">
            <text:p>46.313</text:p>
          </table:table-cell>
          <table:table-cell office:value-type="percentage" office:value="0.97501052631578944" table:style-name="ce50">
            <text:p>97,5%</text:p>
          </table:table-cell>
          <table:table-cell office:value-type="float" office:value="48648" table:style-name="ce49">
            <text:p>48.648</text:p>
          </table:table-cell>
          <table:table-cell office:value-type="percentage" office:value="0.94053050808135485" table:style-name="ce50">
            <text:p>94,1%</text:p>
          </table:table-cell>
          <table:table-cell office:value-type="float" office:value="32459" table:style-name="ce49">
            <text:p>32.459</text:p>
          </table:table-cell>
          <table:table-cell office:value-type="percentage" office:value="0.87641753969111136" table:style-name="ce50">
            <text:p>87,6%</text:p>
          </table:table-cell>
          <table:table-cell office:value-type="float" office:value="25527" table:style-name="ce49">
            <text:p>25.527</text:p>
          </table:table-cell>
          <table:table-cell office:value-type="percentage" office:value="0.84621759596897173" table:style-name="ce50">
            <text:p>84,6%</text:p>
          </table:table-cell>
          <table:table-cell office:value-type="float" office:value="25701" table:style-name="ce49">
            <text:p>25.701</text:p>
          </table:table-cell>
          <table:table-cell office:value-type="percentage" office:value="0.98907061766403692" table:style-name="ce50">
            <text:p>98,9%</text:p>
          </table:table-cell>
          <table:table-cell office:value-type="float" office:value="274192" table:style-name="ce49">
            <text:p>274.192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11174545880863" table:style-name="ce50">
            <text:p>97,4%</text:p>
          </table:table-cell>
          <table:table-cell office:value-type="percentage" office:value="0.86721319771266636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081" table:style-name="ce49">
            <text:p>372.081</text:p>
          </table:table-cell>
          <table:table-cell office:value-type="percentage" office:value="1" table:style-name="ce50">
            <text:p>100,0%</text:p>
          </table:table-cell>
          <table:table-cell office:value-type="float" office:value="511201" table:style-name="ce49">
            <text:p>511.201</text:p>
          </table:table-cell>
          <table:table-cell office:value-type="percentage" office:value="0.96992884925528888" table:style-name="ce50">
            <text:p>97,0%</text:p>
          </table:table-cell>
          <table:table-cell office:value-type="float" office:value="691206" table:style-name="ce49">
            <text:p>691.206</text:p>
          </table:table-cell>
          <table:table-cell office:value-type="percentage" office:value="0.95939804957402097" table:style-name="ce50">
            <text:p>95,9%</text:p>
          </table:table-cell>
          <table:table-cell office:value-type="float" office:value="961833" table:style-name="ce49">
            <text:p>961.833</text:p>
          </table:table-cell>
          <table:table-cell office:value-type="percentage" office:value="0.97178505070426235" table:style-name="ce50">
            <text:p>97,2%</text:p>
          </table:table-cell>
          <table:table-cell office:value-type="float" office:value="1053119" table:style-name="ce49">
            <text:p>1.053.119</text:p>
          </table:table-cell>
          <table:table-cell office:value-type="percentage" office:value="0.91097658976863116" table:style-name="ce50">
            <text:p>91,1%</text:p>
          </table:table-cell>
          <table:table-cell office:value-type="float" office:value="774037" table:style-name="ce49">
            <text:p>774.037</text:p>
          </table:table-cell>
          <table:table-cell office:value-type="percentage" office:value="0.8592353393040304" table:style-name="ce50">
            <text:p>85,9%</text:p>
          </table:table-cell>
          <table:table-cell office:value-type="float" office:value="630054" table:style-name="ce49">
            <text:p>630.054</text:p>
          </table:table-cell>
          <table:table-cell office:value-type="percentage" office:value="0.85656720009462217" table:style-name="ce50">
            <text:p>85,7%</text:p>
          </table:table-cell>
          <table:table-cell office:value-type="float" office:value="539199" table:style-name="ce49">
            <text:p>539.199</text:p>
          </table:table-cell>
          <table:table-cell office:value-type="percentage" office:value="0.94473665767249537" table:style-name="ce50">
            <text:p>94,5%</text:p>
          </table:table-cell>
          <table:table-cell office:value-type="float" office:value="5532730" table:style-name="ce49">
            <text:p>5.532.730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61451156172558" table:style-name="ce50">
            <text:p>92,7%</text:p>
          </table:table-cell>
          <table:table-cell office:value-type="percentage" office:value="0.81895661049985291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4" table:style-name="ce49">
            <text:p>75.964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2" table:style-name="ce49">
            <text:p>108.322</text:p>
          </table:table-cell>
          <table:table-cell office:value-type="percentage" office:value="1" table:style-name="ce50">
            <text:p>100,0%</text:p>
          </table:table-cell>
          <table:table-cell office:value-type="float" office:value="154018" table:style-name="ce49">
            <text:p>154.018</text:p>
          </table:table-cell>
          <table:table-cell office:value-type="percentage" office:value="1.0031066620642044" table:style-name="ce50">
            <text:p>100,3%</text:p>
          </table:table-cell>
          <table:table-cell office:value-type="float" office:value="212033" table:style-name="ce49">
            <text:p>212.033</text:p>
          </table:table-cell>
          <table:table-cell office:value-type="percentage" office:value="0.9721691127586507" table:style-name="ce50">
            <text:p>97,2%</text:p>
          </table:table-cell>
          <table:table-cell office:value-type="float" office:value="236011" table:style-name="ce49">
            <text:p>236.011</text:p>
          </table:table-cell>
          <table:table-cell office:value-type="percentage" office:value="0.93481550137047076" table:style-name="ce50">
            <text:p>93,5%</text:p>
          </table:table-cell>
          <table:table-cell office:value-type="float" office:value="172044" table:style-name="ce49">
            <text:p>172.044</text:p>
          </table:table-cell>
          <table:table-cell office:value-type="percentage" office:value="0.86422134482654689" table:style-name="ce50">
            <text:p>86,4%</text:p>
          </table:table-cell>
          <table:table-cell office:value-type="float" office:value="145747" table:style-name="ce49">
            <text:p>145.747</text:p>
          </table:table-cell>
          <table:table-cell office:value-type="percentage" office:value="0.83792019041158106" table:style-name="ce50">
            <text:p>83,8%</text:p>
          </table:table-cell>
          <table:table-cell office:value-type="float" office:value="133990" table:style-name="ce49">
            <text:p>133.990</text:p>
          </table:table-cell>
          <table:table-cell office:value-type="percentage" office:value="0.92652265309509318" table:style-name="ce50">
            <text:p>92,7%</text:p>
          </table:table-cell>
          <table:table-cell office:value-type="float" office:value="1238129" table:style-name="ce49">
            <text:p>1.238.12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67504899006837" table:style-name="ce50">
            <text:p>94,0%</text:p>
          </table:table-cell>
          <table:table-cell office:value-type="percentage" office:value="0.81828606097776979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7" table:style-name="ce49">
            <text:p>42.317</text:p>
          </table:table-cell>
          <table:table-cell office:value-type="percentage" office:value="1" table:style-name="ce50">
            <text:p>100,0%</text:p>
          </table:table-cell>
          <table:table-cell office:value-type="float" office:value="55903" table:style-name="ce49">
            <text:p>55.903</text:p>
          </table:table-cell>
          <table:table-cell office:value-type="percentage" office:value="0.9869879943502825" table:style-name="ce50">
            <text:p>98,7%</text:p>
          </table:table-cell>
          <table:table-cell office:value-type="float" office:value="72624" table:style-name="ce49">
            <text:p>72.624</text:p>
          </table:table-cell>
          <table:table-cell office:value-type="percentage" office:value="0.95974626668428709" table:style-name="ce50">
            <text:p>96,0%</text:p>
          </table:table-cell>
          <table:table-cell office:value-type="float" office:value="92607" table:style-name="ce49">
            <text:p>92.607</text:p>
          </table:table-cell>
          <table:table-cell office:value-type="percentage" office:value="0.94789043787999749" table:style-name="ce50">
            <text:p>94,8%</text:p>
          </table:table-cell>
          <table:table-cell office:value-type="float" office:value="96454" table:style-name="ce49">
            <text:p>96.454</text:p>
          </table:table-cell>
          <table:table-cell office:value-type="percentage" office:value="0.91232749732792295" table:style-name="ce50">
            <text:p>91,2%</text:p>
          </table:table-cell>
          <table:table-cell office:value-type="float" office:value="65708" table:style-name="ce49">
            <text:p>65.708</text:p>
          </table:table-cell>
          <table:table-cell office:value-type="percentage" office:value="0.8563646079057462" table:style-name="ce50">
            <text:p>85,6%</text:p>
          </table:table-cell>
          <table:table-cell office:value-type="float" office:value="59399" table:style-name="ce49">
            <text:p>59.399</text:p>
          </table:table-cell>
          <table:table-cell office:value-type="percentage" office:value="0.86333246126566088" table:style-name="ce50">
            <text:p>86,3%</text:p>
          </table:table-cell>
          <table:table-cell office:value-type="float" office:value="56145" table:style-name="ce49">
            <text:p>56.145</text:p>
          </table:table-cell>
          <table:table-cell office:value-type="percentage" office:value="0.9760783018375897" table:style-name="ce50">
            <text:p>97,6%</text:p>
          </table:table-cell>
          <table:table-cell office:value-type="float" office:value="541157" table:style-name="ce49">
            <text:p>541.157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7494854991778" table:style-name="ce50">
            <text:p>93,3%</text:p>
          </table:table-cell>
          <table:table-cell office:value-type="percentage" office:value="0.82285974083636682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215" table:style-name="ce49">
            <text:p>163.215</text:p>
          </table:table-cell>
          <table:table-cell office:value-type="percentage" office:value="1.0231247570928876" table:style-name="ce50">
            <text:p>102,3%</text:p>
          </table:table-cell>
          <table:table-cell office:value-type="float" office:value="213850" table:style-name="ce49">
            <text:p>213.850</text:p>
          </table:table-cell>
          <table:table-cell office:value-type="percentage" office:value="0.98837155560485479" table:style-name="ce50">
            <text:p>98,8%</text:p>
          </table:table-cell>
          <table:table-cell office:value-type="float" office:value="277130" table:style-name="ce49">
            <text:p>277.130</text:p>
          </table:table-cell>
          <table:table-cell office:value-type="percentage" office:value="0.97525012052941451" table:style-name="ce50">
            <text:p>97,5%</text:p>
          </table:table-cell>
          <table:table-cell office:value-type="float" office:value="326166" table:style-name="ce49">
            <text:p>326.166</text:p>
          </table:table-cell>
          <table:table-cell office:value-type="percentage" office:value="0.96651228120082855" table:style-name="ce50">
            <text:p>96,7%</text:p>
          </table:table-cell>
          <table:table-cell office:value-type="float" office:value="324585" table:style-name="ce49">
            <text:p>324.585</text:p>
          </table:table-cell>
          <table:table-cell office:value-type="percentage" office:value="0.93254401489381267" table:style-name="ce50">
            <text:p>93,3%</text:p>
          </table:table-cell>
          <table:table-cell office:value-type="float" office:value="209582" table:style-name="ce49">
            <text:p>209.582</text:p>
          </table:table-cell>
          <table:table-cell office:value-type="percentage" office:value="0.88194920781871355" table:style-name="ce50">
            <text:p>88,2%</text:p>
          </table:table-cell>
          <table:table-cell office:value-type="float" office:value="173304" table:style-name="ce49">
            <text:p>173.304</text:p>
          </table:table-cell>
          <table:table-cell office:value-type="percentage" office:value="0.86993449288457192" table:style-name="ce50">
            <text:p>87,0%</text:p>
          </table:table-cell>
          <table:table-cell office:value-type="float" office:value="166840" table:style-name="ce49">
            <text:p>166.840</text:p>
          </table:table-cell>
          <table:table-cell office:value-type="percentage" office:value="0.96541428215974123" table:style-name="ce50">
            <text:p>96,5%</text:p>
          </table:table-cell>
          <table:table-cell office:value-type="float" office:value="1854672" table:style-name="ce49">
            <text:p>1.854.672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4855857528411924" table:style-name="ce50">
            <text:p>94,9%</text:p>
          </table:table-cell>
          <table:table-cell office:value-type="percentage" office:value="0.84846754758205745" table:style-name="ce50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5" table:style-name="ce49">
            <text:p>2.395</text:p>
          </table:table-cell>
          <table:table-cell office:value-type="percentage" office:value="0.84420162143108923" table:style-name="ce50">
            <text:p>84,4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6" table:style-name="ce49">
            <text:p>11.216</text:p>
          </table:table-cell>
          <table:table-cell office:value-type="percentage" office:value="0.90766367241239787" table:style-name="ce50">
            <text:p>90,8%</text:p>
          </table:table-cell>
          <table:table-cell office:value-type="float" office:value="9398" table:style-name="ce49">
            <text:p>9.398</text:p>
          </table:table-cell>
          <table:table-cell office:value-type="percentage" office:value="0.82445828581454517" table:style-name="ce50">
            <text:p>82,4%</text:p>
          </table:table-cell>
          <table:table-cell office:value-type="float" office:value="9256" table:style-name="ce49">
            <text:p>9.256</text:p>
          </table:table-cell>
          <table:table-cell office:value-type="percentage" office:value="0.85190980211688905" table:style-name="ce50">
            <text:p>85,2%</text:p>
          </table:table-cell>
          <table:table-cell office:value-type="float" office:value="9306" table:style-name="ce49">
            <text:p>9.306</text:p>
          </table:table-cell>
          <table:table-cell office:value-type="percentage" office:value="1.0026936752505118" table:style-name="ce50">
            <text:p>100,3%</text:p>
          </table:table-cell>
          <table:table-cell office:value-type="float" office:value="63760" table:style-name="ce49">
            <text:p>63.760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766151853468301" table:style-name="ce50">
            <text:p>89,8%</text:p>
          </table:table-cell>
          <table:table-cell office:value-type="percentage" office:value="0.76343738400565153" table:style-name="ce50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4" table:style-name="ce49">
            <text:p>7.424</text:p>
          </table:table-cell>
          <table:table-cell office:value-type="percentage" office:value="0.92742036227357905" table:style-name="ce50">
            <text:p>92,7%</text:p>
          </table:table-cell>
          <table:table-cell office:value-type="float" office:value="10079" table:style-name="ce49">
            <text:p>10.079</text:p>
          </table:table-cell>
          <table:table-cell office:value-type="percentage" office:value="0.93315433756133692" table:style-name="ce50">
            <text:p>93,3%</text:p>
          </table:table-cell>
          <table:table-cell office:value-type="float" office:value="10600" table:style-name="ce49">
            <text:p>10.600</text:p>
          </table:table-cell>
          <table:table-cell office:value-type="percentage" office:value="0.97042936922091005" table:style-name="ce50">
            <text:p>97,0%</text:p>
          </table:table-cell>
          <table:table-cell office:value-type="float" office:value="9173" table:style-name="ce49">
            <text:p>9.173</text:p>
          </table:table-cell>
          <table:table-cell office:value-type="percentage" office:value="0.837563915266618" table:style-name="ce50">
            <text:p>83,8%</text:p>
          </table:table-cell>
          <table:table-cell office:value-type="float" office:value="9764" table:style-name="ce49">
            <text:p>9.764</text:p>
          </table:table-cell>
          <table:table-cell office:value-type="percentage" office:value="0.8351723548028398" table:style-name="ce50">
            <text:p>83,5%</text:p>
          </table:table-cell>
          <table:table-cell office:value-type="float" office:value="9033" table:style-name="ce49">
            <text:p>9.033</text:p>
          </table:table-cell>
          <table:table-cell office:value-type="percentage" office:value="0.94290187891440502" table:style-name="ce50">
            <text:p>94,3%</text:p>
          </table:table-cell>
          <table:table-cell office:value-type="float" office:value="61502" table:style-name="ce49">
            <text:p>61.502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091700114258932" table:style-name="ce50">
            <text:p>90,1%</text:p>
          </table:table-cell>
          <table:table-cell office:value-type="percentage" office:value="0.7319749589393254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0" table:style-name="ce49">
            <text:p>9.840</text:p>
          </table:table-cell>
          <table:table-cell office:value-type="string" table:style-name="ce50">
            <text:p>-</text:p>
          </table:table-cell>
          <table:table-cell office:value-type="float" office:value="22740" table:style-name="ce49">
            <text:p>22.740</text:p>
          </table:table-cell>
          <table:table-cell office:value-type="string" table:style-name="ce50">
            <text:p>-</text:p>
          </table:table-cell>
          <table:table-cell office:value-type="float" office:value="32571" table:style-name="ce49">
            <text:p>32.571</text:p>
          </table:table-cell>
          <table:table-cell office:value-type="string" table:style-name="ce50">
            <text:p>-</text:p>
          </table:table-cell>
          <table:table-cell office:value-type="float" office:value="24557" table:style-name="ce49">
            <text:p>24.557</text:p>
          </table:table-cell>
          <table:table-cell office:value-type="string" table:style-name="ce50">
            <text:p>-</text:p>
          </table:table-cell>
          <table:table-cell office:value-type="float" office:value="1325" table:style-name="ce49">
            <text:p>1.325</text:p>
          </table:table-cell>
          <table:table-cell office:value-type="string" table:style-name="ce50">
            <text:p>-</text:p>
          </table:table-cell>
          <table:table-cell office:value-type="float" office:value="94778" table:style-name="ce49">
            <text:p>94.77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1" table:style-name="ce52">
            <text:p>311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72" table:style-name="ce52">
            <text:p>1.972</text:p>
          </table:table-cell>
          <table:table-cell office:value-type="string" table:style-name="ce53">
            <text:p>-</text:p>
          </table:table-cell>
          <table:table-cell office:value-type="float" office:value="2446" table:style-name="ce52">
            <text:p>2.446</text:p>
          </table:table-cell>
          <table:table-cell office:value-type="string" table:style-name="ce53">
            <text:p>-</text:p>
          </table:table-cell>
          <table:table-cell office:value-type="float" office:value="2139" table:style-name="ce52">
            <text:p>2.139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27" table:style-name="ce52">
            <text:p>8.1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114" table:style-name="ce56">
            <text:p>2.926.114</text:p>
          </table:table-cell>
          <table:table-cell office:value-type="percentage" office:value="1" table:style-name="ce57">
            <text:p>100,0%</text:p>
          </table:table-cell>
          <table:table-cell office:value-type="float" office:value="3953418" table:style-name="ce56">
            <text:p>3.953.418</text:p>
          </table:table-cell>
          <table:table-cell office:value-type="percentage" office:value="0.98913863965658777" table:style-name="ce57">
            <text:p>98,9%</text:p>
          </table:table-cell>
          <table:table-cell office:value-type="float" office:value="5319573" table:style-name="ce56">
            <text:p>5.319.573</text:p>
          </table:table-cell>
          <table:table-cell office:value-type="percentage" office:value="0.96584992537665726" table:style-name="ce57">
            <text:p>96,6%</text:p>
          </table:table-cell>
          <table:table-cell office:value-type="float" office:value="6773695" table:style-name="ce56">
            <text:p>6.773.695</text:p>
          </table:table-cell>
          <table:table-cell office:value-type="percentage" office:value="0.95006545844615931" table:style-name="ce57">
            <text:p>95,0%</text:p>
          </table:table-cell>
          <table:table-cell office:value-type="float" office:value="7102720" table:style-name="ce56">
            <text:p>7.102.720</text:p>
          </table:table-cell>
          <table:table-cell office:value-type="percentage" office:value="0.90864711017591837" table:style-name="ce57">
            <text:p>90,9%</text:p>
          </table:table-cell>
          <table:table-cell office:value-type="float" office:value="5067134" table:style-name="ce56">
            <text:p>5.067.134</text:p>
          </table:table-cell>
          <table:table-cell office:value-type="percentage" office:value="0.852762865153601" table:style-name="ce57">
            <text:p>85,3%</text:p>
          </table:table-cell>
          <table:table-cell office:value-type="float" office:value="4176201" table:style-name="ce56">
            <text:p>4.176.201</text:p>
          </table:table-cell>
          <table:table-cell office:value-type="percentage" office:value="0.84802760830564072" table:style-name="ce57">
            <text:p>84,8%</text:p>
          </table:table-cell>
          <table:table-cell office:value-type="float" office:value="3826785" table:style-name="ce56">
            <text:p>3.826.785</text:p>
          </table:table-cell>
          <table:table-cell office:value-type="percentage" office:value="0.96054756546372677" table:style-name="ce57">
            <text:p>96,1%</text:p>
          </table:table-cell>
          <table:table-cell office:value-type="float" office:value="39145640" table:style-name="ce56">
            <text:p>39.145.640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795091567191612" table:style-name="ce57">
            <text:p>92,8%</text:p>
          </table:table-cell>
          <table:table-cell office:value-type="percentage" office:value="0.8258800869568208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016" table:style-name="ce63">
            <text:p>999.016</text:p>
          </table:table-cell>
          <table:table-cell office:value-type="percentage" office:value="0.92154621724712082" table:style-name="ce64">
            <text:p>92,2%</text:p>
          </table:table-cell>
          <table:table-cell office:value-type="float" office:value="873983" table:style-name="ce63">
            <text:p>873.983</text:p>
          </table:table-cell>
          <table:table-cell office:value-type="percentage" office:value="0.93474817458526427" table:style-name="ce64">
            <text:p>93,5%</text:p>
          </table:table-cell>
          <table:table-cell office:value-type="float" office:value="891186" table:style-name="ce63">
            <text:p>891.186</text:p>
          </table:table-cell>
          <table:table-cell office:value-type="percentage" office:value="0.72719068411016063" table:style-name="ce64">
            <text:p>72,7%</text:p>
          </table:table-cell>
          <table:table-cell office:value-type="float" office:value="722595" table:style-name="ce63">
            <text:p>722.595</text:p>
          </table:table-cell>
          <table:table-cell office:value-type="percentage" office:value="0.5676587801929236" table:style-name="ce64">
            <text:p>56,8%</text:p>
          </table:table-cell>
          <table:table-cell office:value-type="float" office:value="402535" table:style-name="ce63">
            <text:p>402.535</text:p>
          </table:table-cell>
          <table:table-cell office:value-type="percentage" office:value="0.42026953378673254" table:style-name="ce64">
            <text:p>42,0%</text:p>
          </table:table-cell>
          <table:table-cell office:value-type="float" office:value="286492" table:style-name="ce63">
            <text:p>286.492</text:p>
          </table:table-cell>
          <table:table-cell office:value-type="percentage" office:value="0.35839051270664324" table:style-name="ce64">
            <text:p>35,8%</text:p>
          </table:table-cell>
          <table:table-cell office:value-type="float" office:value="33725" table:style-name="ce63">
            <text:p>33.725</text:p>
          </table:table-cell>
          <table:table-cell office:value-type="percentage" office:value="0.1995845563867058" table:style-name="ce64">
            <text:p>20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289" table:style-name="ce66">
            <text:p>202.289</text:p>
          </table:table-cell>
          <table:table-cell office:value-type="percentage" office:value="0.92027769058244968" table:style-name="ce50">
            <text:p>92,0%</text:p>
          </table:table-cell>
          <table:table-cell office:value-type="float" office:value="146193" table:style-name="ce66">
            <text:p>146.193</text:p>
          </table:table-cell>
          <table:table-cell office:value-type="percentage" office:value="0.93962824418649493" table:style-name="ce50">
            <text:p>94,0%</text:p>
          </table:table-cell>
          <table:table-cell office:value-type="float" office:value="145287" table:style-name="ce66">
            <text:p>145.287</text:p>
          </table:table-cell>
          <table:table-cell office:value-type="percentage" office:value="0.77062249379415693" table:style-name="ce50">
            <text:p>77,1%</text:p>
          </table:table-cell>
          <table:table-cell office:value-type="float" office:value="116620" table:style-name="ce66">
            <text:p>116.620</text:p>
          </table:table-cell>
          <table:table-cell office:value-type="percentage" office:value="0.60972676795666769" table:style-name="ce50">
            <text:p>61,0%</text:p>
          </table:table-cell>
          <table:table-cell office:value-type="float" office:value="60783" table:style-name="ce66">
            <text:p>60.783</text:p>
          </table:table-cell>
          <table:table-cell office:value-type="percentage" office:value="0.46664977659035423" table:style-name="ce50">
            <text:p>46,7%</text:p>
          </table:table-cell>
          <table:table-cell office:value-type="float" office:value="46473" table:style-name="ce66">
            <text:p>46.473</text:p>
          </table:table-cell>
          <table:table-cell office:value-type="percentage" office:value="0.42781787384468095" table:style-name="ce50">
            <text:p>42,8%</text:p>
          </table:table-cell>
          <table:table-cell office:value-type="float" office:value="10459" table:style-name="ce63">
            <text:p>10.459</text:p>
          </table:table-cell>
          <table:table-cell office:value-type="percentage" office:value="0.46229667609618103" table:style-name="ce64">
            <text:p>46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46" table:style-name="ce66">
            <text:p>192.246</text:p>
          </table:table-cell>
          <table:table-cell office:value-type="percentage" office:value="0.94548763094476962" table:style-name="ce50">
            <text:p>94,5%</text:p>
          </table:table-cell>
          <table:table-cell office:value-type="float" office:value="142980" table:style-name="ce66">
            <text:p>142.980</text:p>
          </table:table-cell>
          <table:table-cell office:value-type="percentage" office:value="0.95602984835111926" table:style-name="ce50">
            <text:p>95,6%</text:p>
          </table:table-cell>
          <table:table-cell office:value-type="float" office:value="145852" table:style-name="ce66">
            <text:p>145.852</text:p>
          </table:table-cell>
          <table:table-cell office:value-type="percentage" office:value="0.94092601074776305" table:style-name="ce50">
            <text:p>94,1%</text:p>
          </table:table-cell>
          <table:table-cell office:value-type="float" office:value="128929" table:style-name="ce66">
            <text:p>128.929</text:p>
          </table:table-cell>
          <table:table-cell office:value-type="percentage" office:value="0.84587980579976385" table:style-name="ce50">
            <text:p>84,6%</text:p>
          </table:table-cell>
          <table:table-cell office:value-type="float" office:value="63767" table:style-name="ce66">
            <text:p>63.767</text:p>
          </table:table-cell>
          <table:table-cell office:value-type="percentage" office:value="0.69346629836657459" table:style-name="ce50">
            <text:p>69,3%</text:p>
          </table:table-cell>
          <table:table-cell office:value-type="float" office:value="45272" table:style-name="ce66">
            <text:p>45.272</text:p>
          </table:table-cell>
          <table:table-cell office:value-type="percentage" office:value="0.67118352581874252" table:style-name="ce50">
            <text:p>67,1%</text:p>
          </table:table-cell>
          <table:table-cell office:value-type="float" office:value="10271" table:style-name="ce63">
            <text:p>10.271</text:p>
          </table:table-cell>
          <table:table-cell office:value-type="percentage" office:value="0.7135116359847169" table:style-name="ce64">
            <text:p>71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27" table:style-name="ce66">
            <text:p>120.427</text:p>
          </table:table-cell>
          <table:table-cell office:value-type="percentage" office:value="0.91711280852327681" table:style-name="ce50">
            <text:p>91,7%</text:p>
          </table:table-cell>
          <table:table-cell office:value-type="float" office:value="99747" table:style-name="ce66">
            <text:p>99.747</text:p>
          </table:table-cell>
          <table:table-cell office:value-type="percentage" office:value="0.88901861870426657" table:style-name="ce50">
            <text:p>88,9%</text:p>
          </table:table-cell>
          <table:table-cell office:value-type="float" office:value="111853" table:style-name="ce66">
            <text:p>111.853</text:p>
          </table:table-cell>
          <table:table-cell office:value-type="percentage" office:value="0.73026350151467667" table:style-name="ce50">
            <text:p>73,0%</text:p>
          </table:table-cell>
          <table:table-cell office:value-type="float" office:value="86977" table:style-name="ce66">
            <text:p>86.977</text:p>
          </table:table-cell>
          <table:table-cell office:value-type="percentage" office:value="0.50288221927993659" table:style-name="ce50">
            <text:p>50,3%</text:p>
          </table:table-cell>
          <table:table-cell office:value-type="float" office:value="41123" table:style-name="ce66">
            <text:p>41.123</text:p>
          </table:table-cell>
          <table:table-cell office:value-type="percentage" office:value="0.30764109162726672" table:style-name="ce50">
            <text:p>30,8%</text:p>
          </table:table-cell>
          <table:table-cell office:value-type="float" office:value="28255" table:style-name="ce66">
            <text:p>28.255</text:p>
          </table:table-cell>
          <table:table-cell office:value-type="percentage" office:value="0.27433104198221292" table:style-name="ce50">
            <text:p>27,4%</text:p>
          </table:table-cell>
          <table:table-cell office:value-type="float" office:value="3573" table:style-name="ce63">
            <text:p>3.573</text:p>
          </table:table-cell>
          <table:table-cell office:value-type="percentage" office:value="0.17938548046992669" table:style-name="ce64">
            <text:p>17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167" table:style-name="ce66">
            <text:p>225.167</text:p>
          </table:table-cell>
          <table:table-cell office:value-type="percentage" office:value="0.91891770563388908" table:style-name="ce50">
            <text:p>91,9%</text:p>
          </table:table-cell>
          <table:table-cell office:value-type="float" office:value="201183" table:style-name="ce66">
            <text:p>201.183</text:p>
          </table:table-cell>
          <table:table-cell office:value-type="percentage" office:value="0.89133006366548373" table:style-name="ce50">
            <text:p>89,1%</text:p>
          </table:table-cell>
          <table:table-cell office:value-type="float" office:value="248479" table:style-name="ce66">
            <text:p>248.479</text:p>
          </table:table-cell>
          <table:table-cell office:value-type="percentage" office:value="0.76480727382414415" table:style-name="ce50">
            <text:p>76,5%</text:p>
          </table:table-cell>
          <table:table-cell office:value-type="float" office:value="195505" table:style-name="ce66">
            <text:p>195.505</text:p>
          </table:table-cell>
          <table:table-cell office:value-type="percentage" office:value="0.60593334593725112" table:style-name="ce50">
            <text:p>60,6%</text:p>
          </table:table-cell>
          <table:table-cell office:value-type="float" office:value="90524" table:style-name="ce66">
            <text:p>90.524</text:p>
          </table:table-cell>
          <table:table-cell office:value-type="percentage" office:value="0.38650453435349169" table:style-name="ce50">
            <text:p>38,7%</text:p>
          </table:table-cell>
          <table:table-cell office:value-type="float" office:value="54550" table:style-name="ce66">
            <text:p>54.550</text:p>
          </table:table-cell>
          <table:table-cell office:value-type="percentage" office:value="0.28365659612084654" table:style-name="ce50">
            <text:p>28,4%</text:p>
          </table:table-cell>
          <table:table-cell office:value-type="float" office:value="6450" table:style-name="ce63">
            <text:p>6.450</text:p>
          </table:table-cell>
          <table:table-cell office:value-type="percentage" office:value="0.15727104262167171" table:style-name="ce64">
            <text:p>15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02" table:style-name="ce66">
            <text:p>92.402</text:p>
          </table:table-cell>
          <table:table-cell office:value-type="percentage" office:value="0.93885389148547038" table:style-name="ce50">
            <text:p>93,9%</text:p>
          </table:table-cell>
          <table:table-cell office:value-type="float" office:value="75922" table:style-name="ce66">
            <text:p>75.922</text:p>
          </table:table-cell>
          <table:table-cell office:value-type="percentage" office:value="0.98325454898659592" table:style-name="ce50">
            <text:p>98,3%</text:p>
          </table:table-cell>
          <table:table-cell office:value-type="float" office:value="71909" table:style-name="ce66">
            <text:p>71.909</text:p>
          </table:table-cell>
          <table:table-cell office:value-type="percentage" office:value="0.84394291481820527" table:style-name="ce50">
            <text:p>84,4%</text:p>
          </table:table-cell>
          <table:table-cell office:value-type="float" office:value="61796" table:style-name="ce66">
            <text:p>61.796</text:p>
          </table:table-cell>
          <table:table-cell office:value-type="percentage" office:value="0.69107582196376649" table:style-name="ce50">
            <text:p>69,1%</text:p>
          </table:table-cell>
          <table:table-cell office:value-type="float" office:value="31135" table:style-name="ce66">
            <text:p>31.135</text:p>
          </table:table-cell>
          <table:table-cell office:value-type="percentage" office:value="0.54735158131603467" table:style-name="ce50">
            <text:p>54,7%</text:p>
          </table:table-cell>
          <table:table-cell office:value-type="float" office:value="19724" table:style-name="ce66">
            <text:p>19.724</text:p>
          </table:table-cell>
          <table:table-cell office:value-type="percentage" office:value="0.45244758452998118" table:style-name="ce50">
            <text:p>45,2%</text:p>
          </table:table-cell>
          <table:table-cell office:value-type="float" office:value="2626" table:style-name="ce63">
            <text:p>2.626</text:p>
          </table:table-cell>
          <table:table-cell office:value-type="percentage" office:value="0.26241630858399123" table:style-name="ce64">
            <text:p>26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583" table:style-name="ce66">
            <text:p>446.583</text:p>
          </table:table-cell>
          <table:table-cell office:value-type="percentage" office:value="0.93229050325980078" table:style-name="ce50">
            <text:p>93,2%</text:p>
          </table:table-cell>
          <table:table-cell office:value-type="float" office:value="298809" table:style-name="ce66">
            <text:p>298.809</text:p>
          </table:table-cell>
          <table:table-cell office:value-type="percentage" office:value="0.92234678947790816" table:style-name="ce50">
            <text:p>92,2%</text:p>
          </table:table-cell>
          <table:table-cell office:value-type="float" office:value="311466" table:style-name="ce66">
            <text:p>311.466</text:p>
          </table:table-cell>
          <table:table-cell office:value-type="percentage" office:value="0.87603645159475729" table:style-name="ce50">
            <text:p>87,6%</text:p>
          </table:table-cell>
          <table:table-cell office:value-type="float" office:value="238652" table:style-name="ce66">
            <text:p>238.652</text:p>
          </table:table-cell>
          <table:table-cell office:value-type="percentage" office:value="0.73638478675413321" table:style-name="ce50">
            <text:p>73,6%</text:p>
          </table:table-cell>
          <table:table-cell office:value-type="float" office:value="129724" table:style-name="ce66">
            <text:p>129.724</text:p>
          </table:table-cell>
          <table:table-cell office:value-type="percentage" office:value="0.59933101714961556" table:style-name="ce50">
            <text:p>59,9%</text:p>
          </table:table-cell>
          <table:table-cell office:value-type="float" office:value="98990" table:style-name="ce66">
            <text:p>98.990</text:p>
          </table:table-cell>
          <table:table-cell office:value-type="percentage" office:value="0.55410329752755405" table:style-name="ce50">
            <text:p>55,4%</text:p>
          </table:table-cell>
          <table:table-cell office:value-type="float" office:value="13036" table:style-name="ce63">
            <text:p>13.036</text:p>
          </table:table-cell>
          <table:table-cell office:value-type="percentage" office:value="0.34779360759831385" table:style-name="ce64">
            <text:p>34,8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942" table:style-name="ce66">
            <text:p>274.942</text:p>
          </table:table-cell>
          <table:table-cell office:value-type="percentage" office:value="0.93031329410530661" table:style-name="ce50">
            <text:p>93,0%</text:p>
          </table:table-cell>
          <table:table-cell office:value-type="float" office:value="211689" table:style-name="ce66">
            <text:p>211.689</text:p>
          </table:table-cell>
          <table:table-cell office:value-type="percentage" office:value="0.94818952234206466" table:style-name="ce50">
            <text:p>94,8%</text:p>
          </table:table-cell>
          <table:table-cell office:value-type="float" office:value="234896" table:style-name="ce66">
            <text:p>234.896</text:p>
          </table:table-cell>
          <table:table-cell office:value-type="percentage" office:value="0.81900657587358705" table:style-name="ce50">
            <text:p>81,9%</text:p>
          </table:table-cell>
          <table:table-cell office:value-type="float" office:value="192443" table:style-name="ce66">
            <text:p>192.443</text:p>
          </table:table-cell>
          <table:table-cell office:value-type="percentage" office:value="0.66992619926199259" table:style-name="ce50">
            <text:p>67,0%</text:p>
          </table:table-cell>
          <table:table-cell office:value-type="float" office:value="104407" table:style-name="ce66">
            <text:p>104.407</text:p>
          </table:table-cell>
          <table:table-cell office:value-type="percentage" office:value="0.50436702317807214" table:style-name="ce50">
            <text:p>50,4%</text:p>
          </table:table-cell>
          <table:table-cell office:value-type="float" office:value="77392" table:style-name="ce66">
            <text:p>77.392</text:p>
          </table:table-cell>
          <table:table-cell office:value-type="percentage" office:value="0.44282706216240958" table:style-name="ce50">
            <text:p>44,3%</text:p>
          </table:table-cell>
          <table:table-cell office:value-type="float" office:value="11667" table:style-name="ce63">
            <text:p>11.667</text:p>
          </table:table-cell>
          <table:table-cell office:value-type="percentage" office:value="0.31591346023665756" table:style-name="ce64">
            <text:p>3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770" table:style-name="ce66">
            <text:p>979.770</text:p>
          </table:table-cell>
          <table:table-cell office:value-type="percentage" office:value="0.91190171487074478" table:style-name="ce50">
            <text:p>91,2%</text:p>
          </table:table-cell>
          <table:table-cell office:value-type="float" office:value="737667" table:style-name="ce66">
            <text:p>737.667</text:p>
          </table:table-cell>
          <table:table-cell office:value-type="percentage" office:value="0.91920090615806183" table:style-name="ce50">
            <text:p>91,9%</text:p>
          </table:table-cell>
          <table:table-cell office:value-type="float" office:value="804707" table:style-name="ce66">
            <text:p>804.707</text:p>
          </table:table-cell>
          <table:table-cell office:value-type="percentage" office:value="0.77358267466743058" table:style-name="ce50">
            <text:p>77,4%</text:p>
          </table:table-cell>
          <table:table-cell office:value-type="float" office:value="700122" table:style-name="ce66">
            <text:p>700.122</text:p>
          </table:table-cell>
          <table:table-cell office:value-type="percentage" office:value="0.60524918953965856" table:style-name="ce50">
            <text:p>60,5%</text:p>
          </table:table-cell>
          <table:table-cell office:value-type="float" office:value="371038" table:style-name="ce66">
            <text:p>371.038</text:p>
          </table:table-cell>
          <table:table-cell office:value-type="percentage" office:value="0.45240812544199771" table:style-name="ce50">
            <text:p>45,2%</text:p>
          </table:table-cell>
          <table:table-cell office:value-type="float" office:value="259137" table:style-name="ce66">
            <text:p>259.137</text:p>
          </table:table-cell>
          <table:table-cell office:value-type="percentage" office:value="0.37818293793489938" table:style-name="ce50">
            <text:p>37,8%</text:p>
          </table:table-cell>
          <table:table-cell office:value-type="float" office:value="37038" table:style-name="ce63">
            <text:p>37.038</text:p>
          </table:table-cell>
          <table:table-cell office:value-type="percentage" office:value="0.26051543201192923" table:style-name="ce64">
            <text:p>26,1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5825" table:style-name="ce66">
            <text:p>685.825</text:p>
          </table:table-cell>
          <table:table-cell office:value-type="percentage" office:value="0.93790214610117428" table:style-name="ce50">
            <text:p>93,8%</text:p>
          </table:table-cell>
          <table:table-cell office:value-type="float" office:value="561166" table:style-name="ce66">
            <text:p>561.166</text:p>
          </table:table-cell>
          <table:table-cell office:value-type="percentage" office:value="0.96804164970363571" table:style-name="ce50">
            <text:p>96,8%</text:p>
          </table:table-cell>
          <table:table-cell office:value-type="float" office:value="616732" table:style-name="ce66">
            <text:p>616.732</text:p>
          </table:table-cell>
          <table:table-cell office:value-type="percentage" office:value="0.8406019526250581" table:style-name="ce50">
            <text:p>84,1%</text:p>
          </table:table-cell>
          <table:table-cell office:value-type="float" office:value="543561" table:style-name="ce66">
            <text:p>543.561</text:p>
          </table:table-cell>
          <table:table-cell office:value-type="percentage" office:value="0.70601965203047168" table:style-name="ce50">
            <text:p>70,6%</text:p>
          </table:table-cell>
          <table:table-cell office:value-type="float" office:value="301944" table:style-name="ce66">
            <text:p>301.944</text:p>
          </table:table-cell>
          <table:table-cell office:value-type="percentage" office:value="0.56923308951059493" table:style-name="ce50">
            <text:p>56,9%</text:p>
          </table:table-cell>
          <table:table-cell office:value-type="float" office:value="234751" table:style-name="ce66">
            <text:p>234.751</text:p>
          </table:table-cell>
          <table:table-cell office:value-type="percentage" office:value="0.52497623919582259" table:style-name="ce50">
            <text:p>52,5%</text:p>
          </table:table-cell>
          <table:table-cell office:value-type="float" office:value="49404" table:style-name="ce63">
            <text:p>49.404</text:p>
          </table:table-cell>
          <table:table-cell office:value-type="percentage" office:value="0.51730312136791512" table:style-name="ce64">
            <text:p>51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19" table:style-name="ce66">
            <text:p>155.019</text:p>
          </table:table-cell>
          <table:table-cell office:value-type="percentage" office:value="0.89365639376016048" table:style-name="ce50">
            <text:p>89,4%</text:p>
          </table:table-cell>
          <table:table-cell office:value-type="float" office:value="127675" table:style-name="ce66">
            <text:p>127.675</text:p>
          </table:table-cell>
          <table:table-cell office:value-type="percentage" office:value="0.96072086985966365" table:style-name="ce50">
            <text:p>96,1%</text:p>
          </table:table-cell>
          <table:table-cell office:value-type="float" office:value="136381" table:style-name="ce66">
            <text:p>136.381</text:p>
          </table:table-cell>
          <table:table-cell office:value-type="percentage" office:value="0.84391572042944218" table:style-name="ce50">
            <text:p>84,4%</text:p>
          </table:table-cell>
          <table:table-cell office:value-type="float" office:value="107594" table:style-name="ce66">
            <text:p>107.594</text:p>
          </table:table-cell>
          <table:table-cell office:value-type="percentage" office:value="0.73563014063899468" table:style-name="ce50">
            <text:p>73,6%</text:p>
          </table:table-cell>
          <table:table-cell office:value-type="float" office:value="72238" table:style-name="ce66">
            <text:p>72.238</text:p>
          </table:table-cell>
          <table:table-cell office:value-type="percentage" office:value="0.63708119835257393" table:style-name="ce50">
            <text:p>63,7%</text:p>
          </table:table-cell>
          <table:table-cell office:value-type="float" office:value="50877" table:style-name="ce66">
            <text:p>50.877</text:p>
          </table:table-cell>
          <table:table-cell office:value-type="percentage" office:value="0.54346479234318923" table:style-name="ce50">
            <text:p>54,3%</text:p>
          </table:table-cell>
          <table:table-cell office:value-type="float" office:value="6525" table:style-name="ce63">
            <text:p>6.525</text:p>
          </table:table-cell>
          <table:table-cell office:value-type="percentage" office:value="0.33869711912795225" table:style-name="ce64">
            <text:p>33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097" table:style-name="ce66">
            <text:p>508.097</text:p>
          </table:table-cell>
          <table:table-cell office:value-type="percentage" office:value="0.95267175286262584" table:style-name="ce50">
            <text:p>95,3%</text:p>
          </table:table-cell>
          <table:table-cell office:value-type="float" office:value="338464" table:style-name="ce66">
            <text:p>338.464</text:p>
          </table:table-cell>
          <table:table-cell office:value-type="percentage" office:value="0.97200276842047828" table:style-name="ce50">
            <text:p>97,2%</text:p>
          </table:table-cell>
          <table:table-cell office:value-type="float" office:value="378392" table:style-name="ce66">
            <text:p>378.392</text:p>
          </table:table-cell>
          <table:table-cell office:value-type="percentage" office:value="0.9626139693910778" table:style-name="ce50">
            <text:p>96,3%</text:p>
          </table:table-cell>
          <table:table-cell office:value-type="float" office:value="391460" table:style-name="ce66">
            <text:p>391.460</text:p>
          </table:table-cell>
          <table:table-cell office:value-type="percentage" office:value="0.95136948015651202" table:style-name="ce50">
            <text:p>95,1%</text:p>
          </table:table-cell>
          <table:table-cell office:value-type="float" office:value="206510" table:style-name="ce66">
            <text:p>206.510</text:p>
          </table:table-cell>
          <table:table-cell office:value-type="percentage" office:value="0.77195382706081128" table:style-name="ce50">
            <text:p>77,2%</text:p>
          </table:table-cell>
          <table:table-cell office:value-type="float" office:value="150534" table:style-name="ce66">
            <text:p>150.534</text:p>
          </table:table-cell>
          <table:table-cell office:value-type="percentage" office:value="0.7427322425940911" table:style-name="ce50">
            <text:p>74,3%</text:p>
          </table:table-cell>
          <table:table-cell office:value-type="float" office:value="24260" table:style-name="ce63">
            <text:p>24.260</text:p>
          </table:table-cell>
          <table:table-cell office:value-type="percentage" office:value="0.58125883508637421" table:style-name="ce64">
            <text:p>58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4" table:style-name="ce66">
            <text:p>46.004</text:p>
          </table:table-cell>
          <table:table-cell office:value-type="percentage" office:value="0.82392764395092688" table:style-name="ce50">
            <text:p>82,4%</text:p>
          </table:table-cell>
          <table:table-cell office:value-type="float" office:value="37022" table:style-name="ce66">
            <text:p>37.022</text:p>
          </table:table-cell>
          <table:table-cell office:value-type="percentage" office:value="0.93233272054194261" table:style-name="ce50">
            <text:p>93,2%</text:p>
          </table:table-cell>
          <table:table-cell office:value-type="float" office:value="37938" table:style-name="ce66">
            <text:p>37.938</text:p>
          </table:table-cell>
          <table:table-cell office:value-type="percentage" office:value="0.81916524517953926" table:style-name="ce50">
            <text:p>81,9%</text:p>
          </table:table-cell>
          <table:table-cell office:value-type="float" office:value="34302" table:style-name="ce66">
            <text:p>34.302</text:p>
          </table:table-cell>
          <table:table-cell office:value-type="percentage" office:value="0.7051060680809077" table:style-name="ce50">
            <text:p>70,5%</text:p>
          </table:table-cell>
          <table:table-cell office:value-type="float" office:value="17868" table:style-name="ce66">
            <text:p>17.868</text:p>
          </table:table-cell>
          <table:table-cell office:value-type="percentage" office:value="0.55047906589851814" table:style-name="ce50">
            <text:p>55,0%</text:p>
          </table:table-cell>
          <table:table-cell office:value-type="float" office:value="12140" table:style-name="ce66">
            <text:p>12.140</text:p>
          </table:table-cell>
          <table:table-cell office:value-type="percentage" office:value="0.47557488149802168" table:style-name="ce50">
            <text:p>47,6%</text:p>
          </table:table-cell>
          <table:table-cell office:value-type="float" office:value="1989" table:style-name="ce63">
            <text:p>1.989</text:p>
          </table:table-cell>
          <table:table-cell office:value-type="percentage" office:value="0.35766948390577236" table:style-name="ce64">
            <text:p>35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625" table:style-name="ce66">
            <text:p>833.625</text:p>
          </table:table-cell>
          <table:table-cell office:value-type="percentage" office:value="0.94378126125065376" table:style-name="ce50">
            <text:p>94,4%</text:p>
          </table:table-cell>
          <table:table-cell office:value-type="float" office:value="630279" table:style-name="ce66">
            <text:p>630.279</text:p>
          </table:table-cell>
          <table:table-cell office:value-type="percentage" office:value="0.91185406376680755" table:style-name="ce50">
            <text:p>91,2%</text:p>
          </table:table-cell>
          <table:table-cell office:value-type="float" office:value="729154" table:style-name="ce66">
            <text:p>729.154</text:p>
          </table:table-cell>
          <table:table-cell office:value-type="percentage" office:value="0.75808794250145295" table:style-name="ce50">
            <text:p>75,8%</text:p>
          </table:table-cell>
          <table:table-cell office:value-type="float" office:value="641598" table:style-name="ce66">
            <text:p>641.598</text:p>
          </table:table-cell>
          <table:table-cell office:value-type="percentage" office:value="0.60923599327331479" table:style-name="ce50">
            <text:p>60,9%</text:p>
          </table:table-cell>
          <table:table-cell office:value-type="float" office:value="374239" table:style-name="ce66">
            <text:p>374.239</text:p>
          </table:table-cell>
          <table:table-cell office:value-type="percentage" office:value="0.48348980733479147" table:style-name="ce50">
            <text:p>48,3%</text:p>
          </table:table-cell>
          <table:table-cell office:value-type="float" office:value="271017" table:style-name="ce66">
            <text:p>271.017</text:p>
          </table:table-cell>
          <table:table-cell office:value-type="percentage" office:value="0.43014884438476703" table:style-name="ce50">
            <text:p>43,0%</text:p>
          </table:table-cell>
          <table:table-cell office:value-type="float" office:value="31667" table:style-name="ce63">
            <text:p>31.667</text:p>
          </table:table-cell>
          <table:table-cell office:value-type="percentage" office:value="0.25670603685179028" table:style-name="ce64">
            <text:p>25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64" table:style-name="ce66">
            <text:p>161.764</text:p>
          </table:table-cell>
          <table:table-cell office:value-type="percentage" office:value="0.87778778637552501" table:style-name="ce50">
            <text:p>87,8%</text:p>
          </table:table-cell>
          <table:table-cell office:value-type="float" office:value="134780" table:style-name="ce66">
            <text:p>134.780</text:p>
          </table:table-cell>
          <table:table-cell office:value-type="percentage" office:value="0.8750925216533133" table:style-name="ce50">
            <text:p>87,5%</text:p>
          </table:table-cell>
          <table:table-cell office:value-type="float" office:value="155661" table:style-name="ce66">
            <text:p>155.661</text:p>
          </table:table-cell>
          <table:table-cell office:value-type="percentage" office:value="0.73413572415614547" table:style-name="ce50">
            <text:p>73,4%</text:p>
          </table:table-cell>
          <table:table-cell office:value-type="float" office:value="136372" table:style-name="ce66">
            <text:p>136.372</text:p>
          </table:table-cell>
          <table:table-cell office:value-type="percentage" office:value="0.57782052531449801" table:style-name="ce50">
            <text:p>57,8%</text:p>
          </table:table-cell>
          <table:table-cell office:value-type="float" office:value="67470" table:style-name="ce66">
            <text:p>67.470</text:p>
          </table:table-cell>
          <table:table-cell office:value-type="percentage" office:value="0.39216712003905979" table:style-name="ce50">
            <text:p>39,2%</text:p>
          </table:table-cell>
          <table:table-cell office:value-type="float" office:value="50321" table:style-name="ce66">
            <text:p>50.321</text:p>
          </table:table-cell>
          <table:table-cell office:value-type="percentage" office:value="0.34526268122156889" table:style-name="ce50">
            <text:p>34,5%</text:p>
          </table:table-cell>
          <table:table-cell office:value-type="float" office:value="6225" table:style-name="ce63">
            <text:p>6.225</text:p>
          </table:table-cell>
          <table:table-cell office:value-type="percentage" office:value="0.20323876065166999" table:style-name="ce64">
            <text:p>20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00" table:style-name="ce66">
            <text:p>93.300</text:p>
          </table:table-cell>
          <table:table-cell office:value-type="percentage" office:value="0.94990836896762365" table:style-name="ce50">
            <text:p>95,0%</text:p>
          </table:table-cell>
          <table:table-cell office:value-type="float" office:value="71816" table:style-name="ce66">
            <text:p>71.816</text:p>
          </table:table-cell>
          <table:table-cell office:value-type="percentage" office:value="0.98887420136593962" table:style-name="ce50">
            <text:p>98,9%</text:p>
          </table:table-cell>
          <table:table-cell office:value-type="float" office:value="76813" table:style-name="ce66">
            <text:p>76.813</text:p>
          </table:table-cell>
          <table:table-cell office:value-type="percentage" office:value="0.82945133737190491" table:style-name="ce50">
            <text:p>82,9%</text:p>
          </table:table-cell>
          <table:table-cell office:value-type="float" office:value="64664" table:style-name="ce66">
            <text:p>64.664</text:p>
          </table:table-cell>
          <table:table-cell office:value-type="percentage" office:value="0.67041283928090079" table:style-name="ce50">
            <text:p>67,0%</text:p>
          </table:table-cell>
          <table:table-cell office:value-type="float" office:value="33465" table:style-name="ce66">
            <text:p>33.465</text:p>
          </table:table-cell>
          <table:table-cell office:value-type="percentage" office:value="0.5092987155293115" table:style-name="ce50">
            <text:p>50,9%</text:p>
          </table:table-cell>
          <table:table-cell office:value-type="float" office:value="26014" table:style-name="ce66">
            <text:p>26.014</text:p>
          </table:table-cell>
          <table:table-cell office:value-type="percentage" office:value="0.43795350090068857" table:style-name="ce50">
            <text:p>43,8%</text:p>
          </table:table-cell>
          <table:table-cell office:value-type="float" office:value="3824" table:style-name="ce63">
            <text:p>3.824</text:p>
          </table:table-cell>
          <table:table-cell office:value-type="percentage" office:value="0.28603485675817186" table:style-name="ce64">
            <text:p>28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4654" table:style-name="ce66">
            <text:p>344.654</text:p>
          </table:table-cell>
          <table:table-cell office:value-type="percentage" office:value="0.91404399771922618" table:style-name="ce50">
            <text:p>91,4%</text:p>
          </table:table-cell>
          <table:table-cell office:value-type="float" office:value="255464" table:style-name="ce66">
            <text:p>255.464</text:p>
          </table:table-cell>
          <table:table-cell office:value-type="percentage" office:value="0.92182008443690688" table:style-name="ce50">
            <text:p>92,2%</text:p>
          </table:table-cell>
          <table:table-cell office:value-type="float" office:value="266320" table:style-name="ce66">
            <text:p>266.320</text:p>
          </table:table-cell>
          <table:table-cell office:value-type="percentage" office:value="0.81651674300816146" table:style-name="ce50">
            <text:p>81,7%</text:p>
          </table:table-cell>
          <table:table-cell office:value-type="float" office:value="197029" table:style-name="ce66">
            <text:p>197.029</text:p>
          </table:table-cell>
          <table:table-cell office:value-type="percentage" office:value="0.60701819246114264" table:style-name="ce50">
            <text:p>60,7%</text:p>
          </table:table-cell>
          <table:table-cell office:value-type="float" office:value="88715" table:style-name="ce66">
            <text:p>88.715</text:p>
          </table:table-cell>
          <table:table-cell office:value-type="percentage" office:value="0.42329493945090707" table:style-name="ce50">
            <text:p>42,3%</text:p>
          </table:table-cell>
          <table:table-cell office:value-type="float" office:value="61961" table:style-name="ce66">
            <text:p>61.961</text:p>
          </table:table-cell>
          <table:table-cell office:value-type="percentage" office:value="0.35752781239902137" table:style-name="ce50">
            <text:p>35,8%</text:p>
          </table:table-cell>
          <table:table-cell office:value-type="float" office:value="11033" table:style-name="ce63">
            <text:p>11.033</text:p>
          </table:table-cell>
          <table:table-cell office:value-type="percentage" office:value="0.28713077423552374" table:style-name="ce64">
            <text:p>28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7" table:style-name="ce66">
            <text:p>5.717</text:p>
          </table:table-cell>
          <table:table-cell office:value-type="percentage" office:value="0.90717232624563626" table:style-name="ce50">
            <text:p>90,7%</text:p>
          </table:table-cell>
          <table:table-cell office:value-type="float" office:value="7323" table:style-name="ce66">
            <text:p>7.323</text:p>
          </table:table-cell>
          <table:table-cell office:value-type="percentage" office:value="0.95637978320491057" table:style-name="ce50">
            <text:p>95,6%</text:p>
          </table:table-cell>
          <table:table-cell office:value-type="float" office:value="9242" table:style-name="ce66">
            <text:p>9.242</text:p>
          </table:table-cell>
          <table:table-cell office:value-type="percentage" office:value="0.86983529411764704" table:style-name="ce50">
            <text:p>87,0%</text:p>
          </table:table-cell>
          <table:table-cell office:value-type="float" office:value="8900" table:style-name="ce66">
            <text:p>8.900</text:p>
          </table:table-cell>
          <table:table-cell office:value-type="percentage" office:value="0.79350927246790304" table:style-name="ce50">
            <text:p>79,4%</text:p>
          </table:table-cell>
          <table:table-cell office:value-type="float" office:value="6329" table:style-name="ce66">
            <text:p>6.329</text:p>
          </table:table-cell>
          <table:table-cell office:value-type="percentage" office:value="0.67344115769312618" table:style-name="ce50">
            <text:p>67,3%</text:p>
          </table:table-cell>
          <table:table-cell office:value-type="float" office:value="5199" table:style-name="ce66">
            <text:p>5.199</text:p>
          </table:table-cell>
          <table:table-cell office:value-type="percentage" office:value="0.56168971477960239" table:style-name="ce50">
            <text:p>56,2%</text:p>
          </table:table-cell>
          <table:table-cell office:value-type="float" office:value="997" table:style-name="ce63">
            <text:p>997</text:p>
          </table:table-cell>
          <table:table-cell office:value-type="percentage" office:value="0.42753001715265865" table:style-name="ce64">
            <text:p>42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29" table:style-name="ce66">
            <text:p>4.529</text:p>
          </table:table-cell>
          <table:table-cell office:value-type="percentage" office:value="0.83422361392521638" table:style-name="ce50">
            <text:p>83,4%</text:p>
          </table:table-cell>
          <table:table-cell office:value-type="float" office:value="6154" table:style-name="ce66">
            <text:p>6.154</text:p>
          </table:table-cell>
          <table:table-cell office:value-type="percentage" office:value="0.82893318965517238" table:style-name="ce50">
            <text:p>82,9%</text:p>
          </table:table-cell>
          <table:table-cell office:value-type="float" office:value="7982" table:style-name="ce66">
            <text:p>7.982</text:p>
          </table:table-cell>
          <table:table-cell office:value-type="percentage" office:value="0.79194364520289706" table:style-name="ce50">
            <text:p>79,2%</text:p>
          </table:table-cell>
          <table:table-cell office:value-type="float" office:value="7730" table:style-name="ce66">
            <text:p>7.730</text:p>
          </table:table-cell>
          <table:table-cell office:value-type="percentage" office:value="0.72924528301886793" table:style-name="ce50">
            <text:p>72,9%</text:p>
          </table:table-cell>
          <table:table-cell office:value-type="float" office:value="5023" table:style-name="ce66">
            <text:p>5.023</text:p>
          </table:table-cell>
          <table:table-cell office:value-type="percentage" office:value="0.54758530469857192" table:style-name="ce50">
            <text:p>54,8%</text:p>
          </table:table-cell>
          <table:table-cell office:value-type="float" office:value="4428" table:style-name="ce66">
            <text:p>4.428</text:p>
          </table:table-cell>
          <table:table-cell office:value-type="percentage" office:value="0.45350266284309709" table:style-name="ce50">
            <text:p>45,4%</text:p>
          </table:table-cell>
          <table:table-cell office:value-type="float" office:value="951" table:style-name="ce63">
            <text:p>951</text:p>
          </table:table-cell>
          <table:table-cell office:value-type="percentage" office:value="0.39427860696517414" table:style-name="ce64">
            <text:p>39,4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4" table:style-name="ce66">
            <text:p>2.374</text:p>
          </table:table-cell>
          <table:table-cell office:value-type="percentage" office:value="0.64110180934377536" table:style-name="ce50">
            <text:p>64,1%</text:p>
          </table:table-cell>
          <table:table-cell office:value-type="float" office:value="7384" table:style-name="ce66">
            <text:p>7.384</text:p>
          </table:table-cell>
          <table:table-cell office:value-type="percentage" office:value="0.75040650406504061" table:style-name="ce50">
            <text:p>75,0%</text:p>
          </table:table-cell>
          <table:table-cell office:value-type="float" office:value="15184" table:style-name="ce66">
            <text:p>15.184</text:p>
          </table:table-cell>
          <table:table-cell office:value-type="percentage" office:value="0.66772207563764296" table:style-name="ce50">
            <text:p>66,8%</text:p>
          </table:table-cell>
          <table:table-cell office:value-type="float" office:value="15199" table:style-name="ce66">
            <text:p>15.199</text:p>
          </table:table-cell>
          <table:table-cell office:value-type="percentage" office:value="0.46664210493997726" table:style-name="ce50">
            <text:p>46,7%</text:p>
          </table:table-cell>
          <table:table-cell office:value-type="float" office:value="10848" table:style-name="ce66">
            <text:p>10.848</text:p>
          </table:table-cell>
          <table:table-cell office:value-type="percentage" office:value="0.4417477704931384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45210727969348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7" table:style-name="ce66">
            <text:p>77</text:p>
          </table:table-cell>
          <table:table-cell office:value-type="percentage" office:value="0.96250000000000002" table:style-name="ce53">
            <text:p>96,3%</text:p>
          </table:table-cell>
          <table:table-cell office:value-type="float" office:value="298" table:style-name="ce66">
            <text:p>298</text:p>
          </table:table-cell>
          <table:table-cell office:value-type="percentage" office:value="0.95819935691318325" table:style-name="ce53">
            <text:p>95,8%</text:p>
          </table:table-cell>
          <table:table-cell office:value-type="float" office:value="696" table:style-name="ce66">
            <text:p>696</text:p>
          </table:table-cell>
          <table:table-cell office:value-type="percentage" office:value="0.75488069414316705" table:style-name="ce53">
            <text:p>75,5%</text:p>
          </table:table-cell>
          <table:table-cell office:value-type="float" office:value="928" table:style-name="ce66">
            <text:p>928</text:p>
          </table:table-cell>
          <table:table-cell office:value-type="percentage" office:value="0.47058823529411764" table:style-name="ce53">
            <text:p>47,1%</text:p>
          </table:table-cell>
          <table:table-cell office:value-type="float" office:value="1153" table:style-name="ce66">
            <text:p>1.153</text:p>
          </table:table-cell>
          <table:table-cell office:value-type="percentage" office:value="0.47138184791496318" table:style-name="ce53">
            <text:p>47,1%</text:p>
          </table:table-cell>
          <table:table-cell office:value-type="float" office:value="922" table:style-name="ce66">
            <text:p>922</text:p>
          </table:table-cell>
          <table:table-cell office:value-type="percentage" office:value="0.4310425432445068" table:style-name="ce53">
            <text:p>43,1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1460" table:style-name="ce69">
            <text:p>6.371.460</text:p>
          </table:table-cell>
          <table:table-cell office:value-type="percentage" office:value="0.92614730188041861" table:style-name="ce70">
            <text:p>92,61%</text:p>
          </table:table-cell>
          <table:table-cell office:value-type="float" office:value="4960988" table:style-name="ce69">
            <text:p>4.960.988</text:p>
          </table:table-cell>
          <table:table-cell office:value-type="percentage" office:value="0.93259139408369807" table:style-name="ce70">
            <text:p>93,26%</text:p>
          </table:table-cell>
          <table:table-cell office:value-type="float" office:value="5388330" table:style-name="ce69">
            <text:p>5.388.330</text:p>
          </table:table-cell>
          <table:table-cell office:value-type="percentage" office:value="0.79547868630046081" table:style-name="ce70">
            <text:p>79,55%</text:p>
          </table:table-cell>
          <table:table-cell office:value-type="float" office:value="4592961" table:style-name="ce69">
            <text:p>4.592.961</text:p>
          </table:table-cell>
          <table:table-cell office:value-type="percentage" office:value="0.64664818548387093" table:style-name="ce70">
            <text:p>64,66%</text:p>
          </table:table-cell>
          <table:table-cell office:value-type="float" office:value="2485189" table:style-name="ce69">
            <text:p>2.485.189</text:p>
          </table:table-cell>
          <table:table-cell office:value-type="percentage" office:value="0.49045259114915846" table:style-name="ce70">
            <text:p>49,05%</text:p>
          </table:table-cell>
          <table:table-cell office:value-type="float" office:value="1795297" table:style-name="ce69">
            <text:p>1.795.297</text:p>
          </table:table-cell>
          <table:table-cell office:value-type="percentage" office:value="0.42988759401187826" table:style-name="ce70">
            <text:p>42,99%</text:p>
          </table:table-cell>
          <table:table-cell office:value-type="float" office:value="265952" table:style-name="ce69">
            <text:p>265.952</text:p>
          </table:table-cell>
          <table:table-cell office:value-type="percentage" office:value="0.30654252143303373" table:style-name="ce70">
            <text:p>30,65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2407" table:style-name="ce79">
            <text:p>452.407</text:p>
          </table:table-cell>
          <table:table-cell office:value-type="percentage" office:value="0.6212035288867529" table:style-name="ce80">
            <text:p>62,1%</text:p>
          </table:table-cell>
          <table:table-cell office:value-type="float" office:value="366086" table:style-name="ce79">
            <text:p>366.086</text:p>
          </table:table-cell>
          <table:table-cell office:value-type="percentage" office:value="0.50267550032611308" table:style-name="ce80">
            <text:p>50,3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764" table:style-name="ce79">
            <text:p>55.764</text:p>
          </table:table-cell>
          <table:table-cell office:value-type="percentage" office:value="0.53743253662297608" table:style-name="ce80">
            <text:p>53,7%</text:p>
          </table:table-cell>
          <table:table-cell office:value-type="float" office:value="46656" table:style-name="ce79">
            <text:p>46.656</text:p>
          </table:table-cell>
          <table:table-cell office:value-type="percentage" office:value="0.44965304548959134" table:style-name="ce80">
            <text:p>45,0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460" table:style-name="ce79">
            <text:p>44.460</text:p>
          </table:table-cell>
          <table:table-cell office:value-type="percentage" office:value="0.71503240643947319" table:style-name="ce80">
            <text:p>71,5%</text:p>
          </table:table-cell>
          <table:table-cell office:value-type="float" office:value="39091" table:style-name="ce79">
            <text:p>39.091</text:p>
          </table:table-cell>
          <table:table-cell office:value-type="percentage" office:value="0.62868492577879986" table:style-name="ce80">
            <text:p>62,9%</text:p>
          </table:table-cell>
          <table:table-cell office:value-type="date" office:date-value="2022-08-29T00:00:00" table:style-name="ce81">
            <text:p>29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09" table:style-name="ce79">
            <text:p>34.109</text:p>
          </table:table-cell>
          <table:table-cell office:value-type="percentage" office:value="0.34868434503485923" table:style-name="ce80">
            <text:p>34,9%</text:p>
          </table:table-cell>
          <table:table-cell office:value-type="float" office:value="26746" table:style-name="ce79">
            <text:p>26.746</text:p>
          </table:table-cell>
          <table:table-cell office:value-type="percentage" office:value="0.273414978225757" table:style-name="ce80">
            <text:p>27,3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467" table:style-name="ce79">
            <text:p>81.467</text:p>
          </table:table-cell>
          <table:table-cell office:value-type="percentage" office:value="0.52187644134679445" table:style-name="ce80">
            <text:p>52,2%</text:p>
          </table:table-cell>
          <table:table-cell office:value-type="float" office:value="62802" table:style-name="ce79">
            <text:p>62.802</text:p>
          </table:table-cell>
          <table:table-cell office:value-type="percentage" office:value="0.40230871726541279" table:style-name="ce80">
            <text:p>40,2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58" table:style-name="ce79">
            <text:p>26.158</text:p>
          </table:table-cell>
          <table:table-cell office:value-type="percentage" office:value="0.60930330064522142" table:style-name="ce80">
            <text:p>60,9%</text:p>
          </table:table-cell>
          <table:table-cell office:value-type="float" office:value="23602" table:style-name="ce79">
            <text:p>23.602</text:p>
          </table:table-cell>
          <table:table-cell office:value-type="percentage" office:value="0.5497659034264285" table:style-name="ce80">
            <text:p>55,0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024" table:style-name="ce79">
            <text:p>106.024</text:p>
          </table:table-cell>
          <table:table-cell office:value-type="percentage" office:value="0.6678803378961492" table:style-name="ce80">
            <text:p>66,8%</text:p>
          </table:table-cell>
          <table:table-cell office:value-type="float" office:value="97137" table:style-name="ce79">
            <text:p>97.137</text:p>
          </table:table-cell>
          <table:table-cell office:value-type="percentage" office:value="0.6118981776033563" table:style-name="ce80">
            <text:p>61,2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417" table:style-name="ce79">
            <text:p>106.417</text:p>
          </table:table-cell>
          <table:table-cell office:value-type="percentage" office:value="0.62113748059255458" table:style-name="ce80">
            <text:p>62,1%</text:p>
          </table:table-cell>
          <table:table-cell office:value-type="float" office:value="88107" table:style-name="ce79">
            <text:p>88.107</text:p>
          </table:table-cell>
          <table:table-cell office:value-type="percentage" office:value="0.51426520201253745" table:style-name="ce80">
            <text:p>51,4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3542" table:style-name="ce79">
            <text:p>263.542</text:p>
          </table:table-cell>
          <table:table-cell office:value-type="percentage" office:value="0.40659896754206509" table:style-name="ce80">
            <text:p>40,7%</text:p>
          </table:table-cell>
          <table:table-cell office:value-type="float" office:value="206308" table:style-name="ce79">
            <text:p>206.308</text:p>
          </table:table-cell>
          <table:table-cell office:value-type="percentage" office:value="0.31829696896763465" table:style-name="ce80">
            <text:p>31,8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382" table:style-name="ce79">
            <text:p>263.382</text:p>
          </table:table-cell>
          <table:table-cell office:value-type="percentage" office:value="0.64201304589463837" table:style-name="ce80">
            <text:p>64,2%</text:p>
          </table:table-cell>
          <table:table-cell office:value-type="float" office:value="200041" table:style-name="ce79">
            <text:p>200.041</text:p>
          </table:table-cell>
          <table:table-cell office:value-type="percentage" office:value="0.48761468784430728" table:style-name="ce80">
            <text:p>48,8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0954" table:style-name="ce79">
            <text:p>60.954</text:p>
          </table:table-cell>
          <table:table-cell office:value-type="percentage" office:value="0.77566394767316083" table:style-name="ce80">
            <text:p>77,6%</text:p>
          </table:table-cell>
          <table:table-cell office:value-type="float" office:value="52275" table:style-name="ce79">
            <text:p>52.275</text:p>
          </table:table-cell>
          <table:table-cell office:value-type="percentage" office:value="0.66522021302317291" table:style-name="ce80">
            <text:p>66,5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0648" table:style-name="ce79">
            <text:p>140.648</text:p>
          </table:table-cell>
          <table:table-cell office:value-type="percentage" office:value="0.79203950962117842" table:style-name="ce80">
            <text:p>79,2%</text:p>
          </table:table-cell>
          <table:table-cell office:value-type="float" office:value="124240" table:style-name="ce79">
            <text:p>124.240</text:p>
          </table:table-cell>
          <table:table-cell office:value-type="percentage" office:value="0.69964015610129693" table:style-name="ce80">
            <text:p>70,0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8" table:style-name="ce79">
            <text:p>14.808</text:p>
          </table:table-cell>
          <table:table-cell office:value-type="percentage" office:value="0.5830609914556838" table:style-name="ce80">
            <text:p>58,3%</text:p>
          </table:table-cell>
          <table:table-cell office:value-type="date" office:date-value="2022-08-30T00:00:00" table:style-name="ce81">
            <text:p>30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9137" table:style-name="ce79">
            <text:p>269.137</text:p>
          </table:table-cell>
          <table:table-cell office:value-type="percentage" office:value="0.4743129047891792" table:style-name="ce80">
            <text:p>47,4%</text:p>
          </table:table-cell>
          <table:table-cell office:value-type="float" office:value="238840" table:style-name="ce79">
            <text:p>238.840</text:p>
          </table:table-cell>
          <table:table-cell office:value-type="percentage" office:value="0.42091906419350578" table:style-name="ce80">
            <text:p>42,1%</text:p>
          </table:table-cell>
          <table:table-cell office:value-type="date" office:date-value="2022-08-30T00:00:00" table:style-name="ce81">
            <text:p>30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178" table:style-name="ce79">
            <text:p>72.178</text:p>
          </table:table-cell>
          <table:table-cell office:value-type="percentage" office:value="0.51648681913157968" table:style-name="ce80">
            <text:p>51,6%</text:p>
          </table:table-cell>
          <table:table-cell office:value-type="float" office:value="51805" table:style-name="ce79">
            <text:p>51.805</text:p>
          </table:table-cell>
          <table:table-cell office:value-type="percentage" office:value="0.37070297964908261" table:style-name="ce80">
            <text:p>37,1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763" table:style-name="ce79">
            <text:p>29.763</text:p>
          </table:table-cell>
          <table:table-cell office:value-type="percentage" office:value="0.52742287040810898" table:style-name="ce80">
            <text:p>52,7%</text:p>
          </table:table-cell>
          <table:table-cell office:value-type="float" office:value="26089" table:style-name="ce79">
            <text:p>26.089</text:p>
          </table:table-cell>
          <table:table-cell office:value-type="percentage" office:value="0.46231681168152255" table:style-name="ce80">
            <text:p>46,2%</text:p>
          </table:table-cell>
          <table:table-cell office:value-type="date" office:date-value="2022-08-28T00:00:00" table:style-name="ce81">
            <text:p>28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010" table:style-name="ce79">
            <text:p>87.010</text:p>
          </table:table-cell>
          <table:table-cell office:value-type="percentage" office:value="0.51128818061088976" table:style-name="ce80">
            <text:p>51,1%</text:p>
          </table:table-cell>
          <table:table-cell office:value-type="float" office:value="69614" table:style-name="ce79">
            <text:p>69.614</text:p>
          </table:table-cell>
          <table:table-cell office:value-type="percentage" office:value="0.40906580168999518" table:style-name="ce80">
            <text:p>40,9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3" table:style-name="ce79">
            <text:p>3.243</text:p>
          </table:table-cell>
          <table:table-cell office:value-type="percentage" office:value="0.35246168894685359" table:style-name="ce80">
            <text:p>35,2%</text:p>
          </table:table-cell>
          <table:table-cell office:value-type="float" office:value="2276" table:style-name="ce79">
            <text:p>2.276</text:p>
          </table:table-cell>
          <table:table-cell office:value-type="percentage" office:value="0.24736441691120531" table:style-name="ce80">
            <text:p>24,7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7" table:style-name="ce79">
            <text:p>2.187</text:p>
          </table:table-cell>
          <table:table-cell office:value-type="percentage" office:value="0.19748961531515261" table:style-name="ce80">
            <text:p>19,7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16T00:00:00" table:style-name="ce81">
            <text:p>16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17352" table:style-name="ce86">
            <text:p>2.117.352</text:p>
          </table:table-cell>
          <table:table-cell office:value-type="percentage" office:value="0.5549832195942298" table:style-name="ce87">
            <text:p>55,5%</text:p>
          </table:table-cell>
          <table:table-cell office:value-type="float" office:value="1738710" table:style-name="ce86">
            <text:p>1.738.710</text:p>
          </table:table-cell>
          <table:table-cell office:value-type="percentage" office:value="0.45573663412634424" table:style-name="ce87">
            <text:p>45,6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9-01T12:05:29Z</dc:date>
  </office:meta>
</office:document-meta>
</file>